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50000002AC896F298.jpg" manifest:media-type="image/jpeg"/>
  <manifest:file-entry manifest:full-path="Pictures/10000000000002A000000088FF1B2A8F.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OpenSymbol" svg:font-family="OpenSymbol"/>
    <style:font-face style:name="ArialMT" svg:font-family="ArialMT" style:font-family-generic="swiss"/>
    <style:font-face style:name="Andale Mono" svg:font-family="'Andale Mono'" style:font-pitch="fixed"/>
    <style:font-face style:name="Courier New" svg:font-family="'Courier New'" style:font-adornments="Обычный" style:font-family-generic="modern" style:font-pitch="fixed"/>
    <style:font-face style:name="Loma" svg:font-family="Loma"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4.672cm" fo:margin-left="1.157cm" fo:margin-right="1.169cm" table:align="margins"/>
    </style:style>
    <style:style style:name="Tabla1.A" style:family="table-column">
      <style:table-column-properties style:column-width="1.656cm" style:rel-column-width="7398*"/>
    </style:style>
    <style:style style:name="Tabla1.B" style:family="table-column">
      <style:table-column-properties style:column-width="1.746cm" style:rel-column-width="7799*"/>
    </style:style>
    <style:style style:name="Tabla1.C" style:family="table-column">
      <style:table-column-properties style:column-width="4.004cm" style:rel-column-width="17884*"/>
    </style:style>
    <style:style style:name="Tabla1.D" style:family="table-column">
      <style:table-column-properties style:column-width="7.265cm" style:rel-column-width="32454*"/>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D1" style:family="table-cell">
      <style:table-cell-properties fo:background-color="#e6e6e6" fo:padding="0.097cm" fo:border="0.05pt solid #000000">
        <style:background-image/>
      </style:table-cell-properties>
    </style:style>
    <style:style style:name="Tabla1.A2" style:family="table-cell" style:data-style-name="N100">
      <style:table-cell-properties fo:padding="0.097cm" fo:border-left="0.05pt solid #000000" fo:border-right="none" fo:border-top="none" fo:border-bottom="0.05pt solid #000000"/>
    </style:style>
    <style:style style:name="Tabla1.B2" style:family="table-cell" style:data-style-name="N100">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data-style-name="N100">
      <style:table-cell-properties fo:padding="0.097cm" fo:border-left="0.05pt solid #000000" fo:border-right="none" fo:border-top="none" fo:border-bottom="0.05pt solid #000000"/>
    </style:style>
    <style:style style:name="Tabla1.B3" style:family="table-cell" style:data-style-name="N100">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data-style-name="N100">
      <style:table-cell-properties fo:padding="0.097cm" fo:border-left="0.05pt solid #000000" fo:border-right="none" fo:border-top="none" fo:border-bottom="0.05pt solid #000000"/>
    </style:style>
    <style:style style:name="Tabla1.B4" style:family="table-cell" style:data-style-name="N100">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data-style-name="N100">
      <style:table-cell-properties fo:padding="0.097cm" fo:border-left="0.05pt solid #000000" fo:border-right="none" fo:border-top="none" fo:border-bottom="0.05pt solid #000000"/>
    </style:style>
    <style:style style:name="Tabla1.B5" style:family="table-cell" style:data-style-name="N100">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data-style-name="N100">
      <style:table-cell-properties fo:padding="0.097cm" fo:border-left="0.05pt solid #000000" fo:border-right="none" fo:border-top="none" fo:border-bottom="0.05pt solid #000000"/>
    </style:style>
    <style:style style:name="Tabla1.B6" style:family="table-cell" style:data-style-name="N100">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data-style-name="N100">
      <style:table-cell-properties fo:padding="0.097cm" fo:border-left="0.05pt solid #000000" fo:border-right="none" fo:border-top="none" fo:border-bottom="0.05pt solid #000000"/>
    </style:style>
    <style:style style:name="Tabla1.B7" style:family="table-cell" style:data-style-name="N100">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2" style:family="table">
      <style:table-properties style:width="14.642cm" table:align="center"/>
    </style:style>
    <style:style style:name="Tabla2.A" style:family="table-column">
      <style:table-column-properties style:column-width="1.64cm"/>
    </style:style>
    <style:style style:name="Tabla2.B" style:family="table-column">
      <style:table-column-properties style:column-width="5.927cm"/>
    </style:style>
    <style:style style:name="Tabla2.C" style:family="table-column">
      <style:table-column-properties style:column-width="7.075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C1" style:family="table-cell">
      <style:table-cell-properties fo:background-color="#e6e6e6" fo:padding="0.097cm" fo:border="0.05pt solid #000000">
        <style:background-image/>
      </style:table-cell-properties>
    </style:style>
    <style:style style:name="Tabla2.A2" style:family="table-cell" style:data-style-name="N37">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3" style:family="table">
      <style:table-properties style:width="14.642cm" table:align="center"/>
    </style:style>
    <style:style style:name="Tabla3.A" style:family="table-column">
      <style:table-column-properties style:column-width="1.658cm"/>
    </style:style>
    <style:style style:name="Tabla3.B" style:family="table-column">
      <style:table-column-properties style:column-width="5.909cm"/>
    </style:style>
    <style:style style:name="Tabla3.C" style:family="table-column">
      <style:table-column-properties style:column-width="7.075cm"/>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C1" style:family="table-cell">
      <style:table-cell-properties fo:background-color="#e6e6e6" fo:padding="0.097cm" fo:border="0.05pt solid #000000">
        <style:background-image/>
      </style:table-cell-properties>
    </style:style>
    <style:style style:name="Tabla3.A2" style:family="table-cell" style:data-style-name="N37">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7" style:family="table">
      <style:table-properties style:width="15.316cm" fo:margin-left="1.028cm" fo:margin-right="0.654cm"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13.406cm" style:rel-column-width="57361*"/>
    </style:style>
    <style:style style:name="Tabla7.B" style:family="table-column">
      <style:table-column-properties style:column-width="1.91cm" style:rel-column-width="8174*"/>
    </style:style>
    <style:style style:name="Tabla7.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7.B1" style:family="table-cell">
      <style:table-cell-properties fo:background-color="#b3b3b3"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A21" style:family="table-cell">
      <style:table-cell-properties fo:padding="0.097cm" fo:border-left="0.05pt solid #000000" fo:border-right="none"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A22" style:family="table-cell">
      <style:table-cell-properties fo:padding="0.097cm" fo:border-left="0.05pt solid #000000" fo:border-right="none" fo:border-top="none" fo:border-bottom="0.05pt solid #000000"/>
    </style:style>
    <style:style style:name="Tabla7.B22" style:family="table-cell">
      <style:table-cell-properties fo:padding="0.097cm" fo:border-left="0.05pt solid #000000" fo:border-right="0.05pt solid #000000" fo:border-top="none" fo:border-bottom="0.05pt solid #000000"/>
    </style:style>
    <style:style style:name="Tabla7.A23" style:family="table-cell">
      <style:table-cell-properties fo:padding="0.097cm" fo:border-left="0.05pt solid #000000" fo:border-right="none"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A24" style:family="table-cell">
      <style:table-cell-properties fo:padding="0.097cm" fo:border-left="0.05pt solid #000000" fo:border-right="none"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A25" style:family="table-cell">
      <style:table-cell-properties fo:padding="0.097cm" fo:border-left="0.05pt solid #000000" fo:border-right="none"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A26" style:family="table-cell">
      <style:table-cell-properties fo:padding="0.097cm" fo:border-left="0.05pt solid #000000" fo:border-right="none"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A27" style:family="table-cell">
      <style:table-cell-properties fo:padding="0.097cm" fo:border-left="0.05pt solid #000000" fo:border-right="none"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A28" style:family="table-cell">
      <style:table-cell-properties fo:padding="0.097cm" fo:border-left="0.05pt solid #000000" fo:border-right="none"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A29" style:family="table-cell">
      <style:table-cell-properties fo:padding="0.097cm" fo:border-left="0.05pt solid #000000" fo:border-right="none"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A30" style:family="table-cell">
      <style:table-cell-properties fo:padding="0.097cm" fo:border-left="0.05pt solid #000000" fo:border-right="none"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A31" style:family="table-cell">
      <style:table-cell-properties fo:padding="0.097cm" fo:border-left="0.05pt solid #000000" fo:border-right="none"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A32" style:family="table-cell">
      <style:table-cell-properties fo:padding="0.097cm" fo:border-left="0.05pt solid #000000" fo:border-right="none" fo:border-top="none" fo:border-bottom="0.05pt solid #000000"/>
    </style:style>
    <style:style style:name="Tabla7.B32" style:family="table-cell">
      <style:table-cell-properties fo:padding="0.097cm" fo:border-left="0.05pt solid #000000" fo:border-right="0.05pt solid #000000" fo:border-top="none" fo:border-bottom="0.05pt solid #000000"/>
    </style:style>
    <style:style style:name="Tabla7.A33" style:family="table-cell">
      <style:table-cell-properties fo:padding="0.097cm" fo:border-left="0.05pt solid #000000" fo:border-right="none" fo:border-top="none" fo:border-bottom="0.05pt solid #000000"/>
    </style:style>
    <style:style style:name="Tabla7.B33" style:family="table-cell">
      <style:table-cell-properties fo:padding="0.097cm" fo:border-left="0.05pt solid #000000" fo:border-right="0.05pt solid #000000" fo:border-top="none" fo:border-bottom="0.05pt solid #000000"/>
    </style:style>
    <style:style style:name="Tabla7.A34" style:family="table-cell">
      <style:table-cell-properties fo:padding="0.097cm" fo:border-left="0.05pt solid #000000" fo:border-right="none"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A35" style:family="table-cell">
      <style:table-cell-properties fo:padding="0.097cm" fo:border-left="0.05pt solid #000000" fo:border-right="none"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A36" style:family="table-cell">
      <style:table-cell-properties fo:padding="0.097cm" fo:border-left="0.05pt solid #000000" fo:border-right="none"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A37" style:family="table-cell">
      <style:table-cell-properties fo:padding="0.097cm" fo:border-left="0.05pt solid #000000" fo:border-right="none"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A38" style:family="table-cell">
      <style:table-cell-properties fo:padding="0.097cm" fo:border-left="0.05pt solid #000000" fo:border-right="none"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A39" style:family="table-cell">
      <style:table-cell-properties fo:padding="0.097cm" fo:border-left="0.05pt solid #000000" fo:border-right="none"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A40" style:family="table-cell">
      <style:table-cell-properties fo:padding="0.097cm" fo:border-left="0.05pt solid #000000" fo:border-right="none"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41" style:family="table-row">
      <style:table-row-properties fo:background-color="transparent" fo:keep-together="auto">
        <style:background-image/>
      </style:table-row-properties>
    </style:style>
    <style:style style:name="Tabla7.A41" style:family="table-cell">
      <style:table-cell-properties fo:padding="0.097cm" fo:border-left="0.05pt solid #000000" fo:border-right="none" fo:border-top="none" fo:border-bottom="0.05pt solid #000000"/>
    </style:style>
    <style:style style:name="Tabla7.B41"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a7.A42" style:family="table-cell">
      <style:table-cell-properties fo:padding="0.097cm" fo:border-left="0.05pt solid #000000" fo:border-right="none"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A43" style:family="table-cell">
      <style:table-cell-properties fo:padding="0.097cm" fo:border-left="0.05pt solid #000000" fo:border-right="none"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A44" style:family="table-cell">
      <style:table-cell-properties fo:padding="0.097cm" fo:border-left="0.05pt solid #000000" fo:border-right="none"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A45" style:family="table-cell">
      <style:table-cell-properties fo:padding="0.097cm" fo:border-left="0.05pt solid #000000" fo:border-right="none"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A46" style:family="table-cell">
      <style:table-cell-properties fo:padding="0.097cm" fo:border-left="0.05pt solid #000000" fo:border-right="none"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A47" style:family="table-cell">
      <style:table-cell-properties fo:padding="0.097cm" fo:border-left="0.05pt solid #000000" fo:border-right="none"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A48" style:family="table-cell">
      <style:table-cell-properties fo:padding="0.097cm" fo:border-left="0.05pt solid #000000" fo:border-right="none"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A49" style:family="table-cell">
      <style:table-cell-properties fo:padding="0.097cm" fo:border-left="0.05pt solid #000000" fo:border-right="none"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A50" style:family="table-cell">
      <style:table-cell-properties fo:padding="0.097cm" fo:border-left="0.05pt solid #000000" fo:border-right="none"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A51" style:family="table-cell">
      <style:table-cell-properties fo:padding="0.097cm" fo:border-left="0.05pt solid #000000" fo:border-right="none"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A52" style:family="table-cell">
      <style:table-cell-properties fo:padding="0.097cm" fo:border-left="0.05pt solid #000000" fo:border-right="none"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A53" style:family="table-cell">
      <style:table-cell-properties fo:padding="0.097cm" fo:border-left="0.05pt solid #000000" fo:border-right="none"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A54" style:family="table-cell">
      <style:table-cell-properties fo:padding="0.097cm" fo:border-left="0.05pt solid #000000" fo:border-right="none"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A55" style:family="table-cell">
      <style:table-cell-properties fo:padding="0.097cm" fo:border-left="0.05pt solid #000000" fo:border-right="none"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A56" style:family="table-cell">
      <style:table-cell-properties fo:padding="0.097cm" fo:border-left="0.05pt solid #000000" fo:border-right="none"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A57" style:family="table-cell">
      <style:table-cell-properties fo:padding="0.097cm" fo:border-left="0.05pt solid #000000" fo:border-right="none"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A58" style:family="table-cell">
      <style:table-cell-properties fo:padding="0.097cm" fo:border-left="0.05pt solid #000000" fo:border-right="none"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A59" style:family="table-cell">
      <style:table-cell-properties fo:padding="0.097cm" fo:border-left="0.05pt solid #000000" fo:border-right="none"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A60" style:family="table-cell">
      <style:table-cell-properties fo:padding="0.097cm" fo:border-left="0.05pt solid #000000" fo:border-right="none"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A61" style:family="table-cell">
      <style:table-cell-properties fo:padding="0.097cm" fo:border-left="0.05pt solid #000000" fo:border-right="none"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A62" style:family="table-cell">
      <style:table-cell-properties fo:padding="0.097cm" fo:border-left="0.05pt solid #000000" fo:border-right="none"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A63" style:family="table-cell">
      <style:table-cell-properties fo:padding="0.097cm" fo:border-left="0.05pt solid #000000" fo:border-right="none"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A64" style:family="table-cell">
      <style:table-cell-properties fo:padding="0.097cm" fo:border-left="0.05pt solid #000000" fo:border-right="none"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A65" style:family="table-cell">
      <style:table-cell-properties fo:padding="0.097cm" fo:border-left="0.05pt solid #000000" fo:border-right="none"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A66"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a7.B66" style:family="table-cell">
      <style:table-cell-properties fo:padding="0.097cm" fo:border-left="0.05pt solid #000000" fo:border-right="0.05pt solid #000000" fo:border-top="none" fo:border-bottom="0.05pt solid #000000"/>
    </style:style>
    <style:style style:name="Tabla7.A67" style:family="table-cell">
      <style:table-cell-properties fo:padding="0.097cm" fo:border-left="0.05pt solid #000000" fo:border-right="none"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6" style:family="table">
      <style:table-properties style:width="14.642cm" table:align="center"/>
    </style:style>
    <style:style style:name="Tabla6.A" style:family="table-column">
      <style:table-column-properties style:column-width="6.673cm"/>
    </style:style>
    <style:style style:name="Tabla6.B" style:family="table-column">
      <style:table-column-properties style:column-width="7.969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background-color="#e6e6e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4" style:family="table">
      <style:table-properties style:width="14.642cm" table:align="center"/>
    </style:style>
    <style:style style:name="Tabla4.A" style:family="table-column">
      <style:table-column-properties style:column-width="4.692cm"/>
    </style:style>
    <style:style style:name="Tabla4.B" style:family="table-column">
      <style:table-column-properties style:column-width="9.95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B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4.642cm" table:align="center"/>
    </style:style>
    <style:style style:name="Tabla5.A" style:family="table-column">
      <style:table-column-properties style:column-width="3.552cm"/>
    </style:style>
    <style:style style:name="Tabla5.C" style:family="table-column">
      <style:table-column-properties style:column-width="7.537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C1" style:family="table-cell">
      <style:table-cell-properties fo:background-color="#e6e6e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32pt" style:font-size-asian="32pt" style:font-size-complex="3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color="#c5000b" style:font-name="Loma" fo:font-size="24pt" fo:font-weight="bold" style:font-size-asian="24pt" style:font-weight-asian="bold" style:font-size-complex="24pt" style:font-weight-complex="bold"/>
    </style:style>
    <style:style style:name="P7" style:family="paragraph" style:parent-style-name="Standard">
      <style:paragraph-properties fo:text-align="end" style:justify-single-word="false"/>
      <style:text-properties style:font-name="Loma" fo:font-size="32pt" style:font-size-asian="32pt" style:font-size-complex="32pt"/>
    </style:style>
    <style:style style:name="P8" style:family="paragraph" style:parent-style-name="Standard">
      <style:paragraph-properties fo:text-align="end" style:justify-single-word="false"/>
      <style:text-properties style:use-window-font-color="true" fo:font-size="12pt" style:font-size-asian="12pt" style:font-size-complex="12pt"/>
    </style:style>
    <style:style style:name="P9" style:family="paragraph" style:parent-style-name="Text_20_body">
      <style:paragraph-properties fo:margin-left="0cm" fo:margin-right="0cm" fo:text-align="start" style:justify-single-word="false" fo:text-indent="0cm" style:auto-text-indent="true"/>
      <style:text-properties fo:font-size="12pt" style:font-size-asian="12pt" style:font-size-complex="12pt"/>
    </style:style>
    <style:style style:name="P10" style:family="paragraph" style:parent-style-name="Text_20_body">
      <style:paragraph-properties fo:margin-left="0cm" fo:margin-right="0cm" fo:text-align="start" style:justify-single-word="false" fo:text-indent="0cm" style:auto-text-indent="true"/>
    </style:style>
    <style:style style:name="P11" style:family="paragraph" style:parent-style-name="Standard">
      <style:paragraph-properties fo:margin-left="0cm" fo:margin-right="0cm" fo:text-align="start" style:justify-single-word="false" fo:text-indent="0cm" style:auto-text-indent="true"/>
      <style:text-properties fo:font-size="12pt" style:font-size-asian="12pt" style:font-size-complex="12pt"/>
    </style:style>
    <style:style style:name="P12" style:family="paragraph" style:parent-style-name="Table_20_Heading">
      <style:paragraph-properties fo:text-align="start" style:justify-single-word="false"/>
      <style:text-properties fo:font-size="8pt" style:font-size-asian="8pt" style:font-size-complex="8pt"/>
    </style:style>
    <style:style style:name="P13" style:family="paragraph" style:parent-style-name="Table_20_Heading">
      <style:paragraph-properties fo:text-align="start" style:justify-single-word="false" fo:background-color="#e6e6e6">
        <style:background-image/>
      </style:paragraph-properties>
      <style:text-properties fo:font-size="8pt" style:font-size-asian="8pt" style:font-size-complex="8pt"/>
    </style:style>
    <style:style style:name="P14" style:family="paragraph" style:parent-style-name="Table_20_Contents">
      <style:paragraph-properties fo:text-align="start" style:justify-single-word="false"/>
      <style:text-properties fo:font-size="8pt" style:font-size-asian="8pt" style:font-size-complex="8pt"/>
    </style:style>
    <style:style style:name="P15" style:family="paragraph" style:parent-style-name="Heading">
      <style:paragraph-properties fo:break-before="pag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fo:font-size="12pt" style:font-size-asian="12pt" style:font-size-complex="12pt"/>
    </style:style>
    <style:style style:name="P18" style:family="paragraph" style:parent-style-name="Text_20_body">
      <style:paragraph-properties fo:text-align="center" style:justify-single-word="false"/>
      <style:text-properties fo:font-size="12pt" style:font-size-asian="12pt" style:font-size-complex="12pt"/>
    </style:style>
    <style:style style:name="P19" style:family="paragraph" style:parent-style-name="Text_20_body">
      <style:paragraph-properties fo:text-align="start" style:justify-single-word="false"/>
      <style:text-properties fo:color="#000000" fo:font-size="12pt" fo:font-weight="bold" style:font-size-asian="12pt" style:font-weight-asian="bold" style:font-size-complex="12pt" style:font-weight-complex="bold"/>
    </style:style>
    <style:style style:name="P20" style:family="paragraph" style:parent-style-name="Text_20_body">
      <style:text-properties fo:color="#000000" style:font-name="Liberation Serif" fo:font-size="12pt" style:font-size-asian="12pt" style:font-name-complex="Arial1" style:font-size-complex="12pt"/>
    </style:style>
    <style:style style:name="P21" style:family="paragraph" style:parent-style-name="Text_20_body">
      <style:text-properties fo:color="#000000" style:font-name="Liberation Serif" fo:font-size="12pt" style:font-name-asian="DejaVu Sans" style:font-size-asian="12pt" style:font-name-complex="Arial1" style:font-size-complex="12pt"/>
    </style:style>
    <style:style style:name="P22" style:family="paragraph" style:parent-style-name="Text_20_body">
      <style:text-properties fo:color="#000000" style:font-name="Liberation Serif" fo:font-size="12pt" fo:font-style="normal" style:text-underline-style="none" style:font-name-asian="DejaVu Sans" style:font-size-asian="12pt" style:font-style-asian="normal" style:font-name-complex="Arial1" style:font-size-complex="12pt"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line-height="100%"/>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style:font-name="Loma" fo:font-size="12pt" style:font-size-asian="12pt" style:font-size-complex="12pt"/>
    </style:style>
    <style:style style:name="P26" style:family="paragraph" style:parent-style-name="Standard" style:list-style-name="L3">
      <style:paragraph-properties style:text-autospace="none"/>
      <style:text-properties style:use-window-font-color="true" style:font-name="Liberation Serif" fo:font-size="12pt" style:font-name-asian="ArialMT" style:font-size-asian="12pt" style:font-name-complex="ArialMT" style:font-size-complex="12pt"/>
    </style:style>
    <style:style style:name="P27" style:family="paragraph" style:parent-style-name="Text_20_body" style:list-style-name="L2">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Text_20_body" style:list-style-name="L2">
      <style:paragraph-properties fo:text-align="start" style:justify-single-word="false"/>
      <style:text-properties fo:font-size="12pt" style:font-size-asian="12pt" style:font-size-complex="12pt"/>
    </style:style>
    <style:style style:name="P29" style:family="paragraph" style:parent-style-name="Text_20_body"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Text_20_body" style:list-style-name="L2">
      <style:paragraph-properties fo:text-align="start" style:justify-single-word="false"/>
      <style:text-properties fo:font-weight="bold" style:font-weight-asian="bold" style:font-weight-complex="bold"/>
    </style:style>
    <style:style style:name="P31" style:family="paragraph" style:parent-style-name="Text_20_body" style:list-style-name="L1">
      <style:text-properties fo:color="#000000" style:font-name="Liberation Serif" fo:font-size="12pt" style:font-name-asian="DejaVu Sans" style:font-size-asian="12pt" style:font-name-complex="Arial1" style:font-size-complex="12pt"/>
    </style:style>
    <style:style style:name="P32" style:family="paragraph" style:parent-style-name="Text_20_body" style:list-style-name="L4"/>
    <style:style style:name="P33" style:family="paragraph" style:parent-style-name="Text_20_body">
      <style:text-properties style:font-name="Liberation Serif"/>
    </style:style>
    <style:style style:name="P34" style:family="paragraph" style:parent-style-name="Text_20_body">
      <style:text-properties fo:font-style="italic" fo:font-weight="bold" style:font-style-asian="italic" style:font-weight-asian="bold" style:font-style-complex="italic" style:font-weight-complex="bold"/>
    </style:style>
    <style:style style:name="P35" style:family="paragraph" style:parent-style-name="Text_20_body">
      <style:paragraph-properties fo:margin-top="0cm" fo:margin-bottom="0cm" fo:line-height="100%" fo:background-color="#e6e6e6" style:shadow="none">
        <style:tab-stops/>
        <style:background-image/>
      </style:paragraph-properties>
      <style:text-properties style:font-name="Andale Mono" fo:font-size="8pt" fo:background-color="transparent" style:font-size-asian="8pt" style:font-size-complex="8pt"/>
    </style:style>
    <style:style style:name="P36" style:family="paragraph" style:parent-style-name="Text_20_body">
      <style:paragraph-properties fo:margin-top="0cm" fo:margin-bottom="0cm" fo:background-color="#e6e6e6">
        <style:background-image/>
      </style:paragraph-properties>
      <style:text-properties style:font-name="Andale Mono" fo:font-size="8pt" style:font-size-asian="8pt" style:font-size-complex="8pt"/>
    </style:style>
    <style:style style:name="P37" style:family="paragraph" style:parent-style-name="Text_20_body">
      <style:paragraph-properties fo:margin-top="0cm" fo:margin-bottom="0cm" fo:background-color="#e6e6e6">
        <style:background-image/>
      </style:paragraph-properties>
      <style:text-properties style:font-name="Andale Mono" fo:font-size="8pt" fo:font-weight="normal" style:font-size-asian="8pt" style:font-weight-asian="normal" style:font-size-complex="8pt" style:font-weight-complex="normal"/>
    </style:style>
    <style:style style:name="P38" style:family="paragraph" style:parent-style-name="Text_20_body">
      <style:paragraph-properties fo:margin-top="0cm" fo:margin-bottom="0cm"/>
    </style:style>
    <style:style style:name="P39" style:family="paragraph" style:parent-style-name="Table_20_Contents">
      <style:paragraph-properties fo:text-align="start" style:justify-single-word="false"/>
      <style:text-properties fo:font-size="8pt" style:font-size-asian="8pt" style:font-size-complex="8pt"/>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Heading_20_1" style:list-style-name="L1">
      <style:paragraph-properties fo:break-before="page"/>
    </style:style>
    <style:style style:name="P42" style:family="paragraph" style:parent-style-name="Heading_20_1" style:list-style-name="L1">
      <style:paragraph-properties fo:margin-top="0.423cm" fo:margin-bottom="0.212cm" fo:keep-with-next="always"/>
      <style:text-properties style:font-name="Liberation Sans" style:font-name-asian="DejaVu Sans" style:font-name-complex="DejaVu Sans"/>
    </style:style>
    <style:style style:name="P43" style:family="paragraph" style:parent-style-name="Heading_20_2" style:list-style-name="L1"/>
    <style:style style:name="P44" style:family="paragraph" style:parent-style-name="Heading_20_2" style:list-style-name="L1">
      <style:paragraph-properties fo:margin-top="0.423cm" fo:margin-bottom="0.212cm" fo:keep-with-next="always"/>
      <style:text-properties style:font-name="Liberation Sans" style:font-name-asian="DejaVu Sans" style:font-name-complex="DejaVu Sans"/>
    </style:style>
    <style:style style:name="P45" style:family="paragraph" style:parent-style-name="Heading_20_2" style:list-style-name="L1">
      <style:paragraph-properties fo:margin-top="0.423cm" fo:margin-bottom="0.212cm" fo:keep-with-next="alway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List_20_Paragraph" style:list-style-name="WWNum3"/>
    <style:style style:name="P48" style:family="paragraph" style:parent-style-name="List_20_Paragraph" style:list-style-name="WWNum1"/>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53" style:family="paragraph">
      <style:paragraph-properties fo:margin-left="0cm" fo:margin-right="0cm" fo:margin-top="0cm" fo:margin-bottom="0cm" fo:line-height="100%" fo:text-indent="0cm"/>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Arial"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style:use-window-font-color="true"/>
    </style:style>
    <style:style style:name="T2" style:family="text">
      <style:text-properties style:use-window-font-color="true" style:font-name="Liberation Serif" fo:font-size="12pt" fo:font-weight="bold" style:font-name-asian="ArialMT" style:font-size-asian="12pt" style:font-weight-asian="bold" style:font-name-complex="ArialMT" style:font-size-complex="12pt" style:font-weight-complex="bold"/>
    </style:style>
    <style:style style:name="T3" style:family="text">
      <style:text-properties fo:font-size="12pt" style:font-size-asian="12pt" style:font-size-complex="12pt"/>
    </style:style>
    <style:style style:name="T4" style:family="text">
      <style:text-properties style:font-name="Liberation Serif"/>
    </style:style>
    <style:style style:name="T5" style:family="text">
      <style:text-properties style:font-name="Liberation Sans" style:font-name-asian="DejaVu Sans" style:font-name-complex="DejaVu Sans"/>
    </style:style>
    <style:style style:name="T6" style:family="text">
      <style:text-properties style:font-name="Liberation Sans" fo:font-style="italic" fo:font-weight="bold" style:font-name-asian="DejaVu Sans" style:font-style-asian="italic" style:font-weight-asian="bold" style:font-name-complex="DejaVu Sans" style:font-style-complex="italic" style:font-weight-complex="bold"/>
    </style:style>
    <style:style style:name="T7" style:family="text">
      <style:text-properties style:font-name="Liberation Sans" fo:font-style="normal" fo:font-weight="normal" style:font-name-asian="DejaVu Sans" style:font-style-asian="normal" style:font-weight-asian="normal" style:font-name-complex="DejaVu Sans" style:font-style-complex="normal" style:font-weight-complex="normal"/>
    </style:style>
    <style:style style:name="T8" style:family="text">
      <style:text-properties style:font-name-asian="DejaVu Sans" style:font-name-complex="DejaVu Sans"/>
    </style:style>
    <style:style style:name="T9" style:family="text">
      <style:text-properties style:use-window-font-color="true" style:text-outline="false" style:text-line-through-style="none" style:font-name="Arial"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T10" style:family="text">
      <style:text-properties style:use-window-font-color="true" style:text-outline="false" style:text-line-through-style="none" style:font-name="Arial"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Sección "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6"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7"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8"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9"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04cm" fo:min-width="7.396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2" svg:stroke-width="0cm" svg:stroke-color="#000000" draw:marker-start="" draw:marker-start-width="0.3cm" draw:marker-start-center="false" draw:marker-end="Arrow"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draw:stroke-dash="Dash_20_18"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_20_19"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949cm" fo:min-width="7.39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draw:stroke-dash="Dash_20_20"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04cm" fo:min-width="7.39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24"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356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7"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draw:stroke-dash="Dash_20_28" svg:stroke-width="0cm" svg:stroke-color="#000000" draw:marker-start="" draw:marker-start-width="0.3cm" draw:marker-start-center="false" draw:marker-end="" draw:marker-end-width="0.3cm" draw:marker-end-center="false" draw:fill="none" draw:fill-color="#ffffff" fo:min-height="1.00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0"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1"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2"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draw:stroke-dash="Dash_20_33"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35"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draw:stroke-dash="Dash_20_36"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38"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9"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40"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draw:stroke-dash="Dash_20_41" svg:stroke-width="0cm" svg:stroke-color="#000000" draw:marker-start="" draw:marker-start-width="0.3cm" draw:marker-start-center="false" draw:marker-end="" draw:marker-end-width="0.3cm" draw:marker-end-center="false" draw:fill="none" draw:fill-color="#ffffff" fo:min-height="0.848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4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draw:stroke-dash="Dash_20_46"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draw:stroke-dash="Dash_20_47"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7">ImapConnector [EDR000000] </text:p>
      <text:p text:style-name="P7"/>
      <text:p text:style-name="Standard"/>
      <text:p text:style-name="Standard"/>
      <text:p text:style-name="Standard"/>
      <text:p text:style-name="Standard"/>
      <text:p text:style-name="Standard"/>
      <text:p text:style-name="Standard"/>
      <text:p text:style-name="Standard"/>
      <text:p text:style-name="Standard"/>
      <text:p text:style-name="P6">Spamina</text:p>
      <text:p text:style-name="Standard"/>
      <text:p text:style-name="Standard"/>
      <text:p text:style-name="Standard"/>
      <text:p text:style-name="Standard"/>
      <text:p text:style-name="P4"/>
      <text:p text:style-name="P4"/>
      <text:p text:style-name="P4"/>
      <text:p text:style-name="P4"/>
      <text:p text:style-name="P4"/>
      <text:p text:style-name="P4"/>
      <text:p text:style-name="P4"/>
      <text:p text:style-name="P4"/>
      <text:p text:style-name="P4">V<text:span text:style-name="T1">ersión del documento Nº 1.0</text:span></text:p>
      <text:p text:style-name="P8">Creado por: Shevtsov Sergio</text:p>
      <text:p text:style-name="P8">Fecha de creación: 11/06/2014</text:p>
      <text:p text:style-name="P8">Última actualización por: Shevtsov Sergio</text:p>
      <text:p text:style-name="P8">Fecha última actualización:17/06/2014</text:p>
      <text:p text:style-name="Heading"/>
      <text:p text:style-name="Heading">Histórico de cambios</text:p>
      <text:p text:style-name="P5"/>
      <text:p text:style-name="P5"/>
      <table:table table:name="Tabla1" table:style-name="Tabla1">
        <table:table-column table:style-name="Tabla1.A"/>
        <table:table-column table:style-name="Tabla1.B"/>
        <table:table-column table:style-name="Tabla1.C"/>
        <table:table-column table:style-name="Tabla1.D"/>
        <text:soft-page-break/>
        <table:table-row>
          <table:table-cell table:style-name="Tabla1.A1" office:value-type="string">
            <text:p text:style-name="P13">Versión</text:p>
          </table:table-cell>
          <table:table-cell table:style-name="Tabla1.A1" office:value-type="string">
            <text:p text:style-name="P13">Fecha</text:p>
          </table:table-cell>
          <table:table-cell table:style-name="Tabla1.A1" office:value-type="string">
            <text:p text:style-name="P13">Nombre y Apellido</text:p>
          </table:table-cell>
          <table:table-cell table:style-name="Tabla1.D1" office:value-type="string">
            <text:p text:style-name="P13">Descripción</text:p>
          </table:table-cell>
        </table:table-row>
        <table:table-row>
          <table:table-cell table:style-name="Tabla1.A2" office:value-type="float" office:value="0">
            <text:p text:style-name="P14">1.0</text:p>
          </table:table-cell>
          <table:table-cell table:style-name="Tabla1.B2" office:value-type="float" office:value="0">
            <text:p text:style-name="P14">11/06/2014</text:p>
          </table:table-cell>
          <table:table-cell table:style-name="Tabla1.C7" office:value-type="string">
            <text:p text:style-name="P14">Shevtsov Sergio</text:p>
          </table:table-cell>
          <table:table-cell table:style-name="Tabla1.D7" office:value-type="string">
            <text:p text:style-name="P14">Versión inicial</text:p>
          </table:table-cell>
        </table:table-row>
        <table:table-row>
          <table:table-cell table:style-name="Tabla1.A7">
            <text:p text:style-name="P14"/>
          </table:table-cell>
          <table:table-cell table:style-name="Tabla1.B7">
            <text:p text:style-name="P14"/>
          </table:table-cell>
          <table:table-cell table:style-name="Tabla1.C7" office:value-type="string">
            <text:p text:style-name="P14"/>
          </table:table-cell>
          <table:table-cell table:style-name="Tabla1.D7" office:value-type="string">
            <text:p text:style-name="P14"/>
          </table:table-cell>
        </table:table-row>
        <table:table-row>
          <table:table-cell table:style-name="Tabla1.A7">
            <text:p text:style-name="P14"/>
          </table:table-cell>
          <table:table-cell table:style-name="Tabla1.B7">
            <text:p text:style-name="P14"/>
          </table:table-cell>
          <table:table-cell table:style-name="Tabla1.C7" office:value-type="string">
            <text:p text:style-name="P14"/>
          </table:table-cell>
          <table:table-cell table:style-name="Tabla1.D7" office:value-type="string">
            <text:p text:style-name="P14"/>
          </table:table-cell>
        </table:table-row>
        <table:table-row>
          <table:table-cell table:style-name="Tabla1.A7">
            <text:p text:style-name="P14"/>
          </table:table-cell>
          <table:table-cell table:style-name="Tabla1.B7">
            <text:p text:style-name="P14"/>
          </table:table-cell>
          <table:table-cell table:style-name="Tabla1.C7" office:value-type="string">
            <text:p text:style-name="P14"/>
          </table:table-cell>
          <table:table-cell table:style-name="Tabla1.D7" office:value-type="string">
            <text:p text:style-name="P14"/>
          </table:table-cell>
        </table:table-row>
        <table:table-row>
          <table:table-cell table:style-name="Tabla1.A7">
            <text:p text:style-name="P14"/>
          </table:table-cell>
          <table:table-cell table:style-name="Tabla1.B7">
            <text:p text:style-name="P14"/>
          </table:table-cell>
          <table:table-cell table:style-name="Tabla1.C7" office:value-type="string">
            <text:p text:style-name="P14"/>
          </table:table-cell>
          <table:table-cell table:style-name="Tabla1.D7" office:value-type="string">
            <text:p text:style-name="P14"/>
          </table:table-cell>
        </table:table-row>
        <table:table-row>
          <table:table-cell table:style-name="Tabla1.A7">
            <text:p text:style-name="P14"/>
          </table:table-cell>
          <table:table-cell table:style-name="Tabla1.B7">
            <text:p text:style-name="P14"/>
          </table:table-cell>
          <table:table-cell table:style-name="Tabla1.C7" office:value-type="string">
            <text:p text:style-name="P14"/>
          </table:table-cell>
          <table:table-cell table:style-name="Tabla1.D7" office:value-type="string">
            <text:p text:style-name="P14"/>
          </table:table-cell>
        </table:table-row>
      </table:table>
      <text:p text:style-name="P5"/>
      <text:p text:style-name="P5"/>
      <text:p text:style-name="Heading">Histórico de revisiones</text:p>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2">Fecha</text:p>
          </table:table-cell>
          <table:table-cell table:style-name="Tabla2.A1" office:value-type="string">
            <text:p text:style-name="P12">Nombre del revisor</text:p>
          </table:table-cell>
          <table:table-cell table:style-name="Tabla2.C1" office:value-type="string">
            <text:p text:style-name="P12">Rol del revisor</text:p>
          </table:table-cell>
        </table:table-row>
        <table:table-row>
          <table:table-cell table:style-name="Tabla2.A2">
            <text:p text:style-name="P14"/>
          </table:table-cell>
          <table:table-cell table:style-name="Tabla2.B4" office:value-type="string">
            <text:p text:style-name="P14"/>
          </table:table-cell>
          <table:table-cell table:style-name="Tabla2.C4" office:value-type="string">
            <text:p text:style-name="P14"/>
          </table:table-cell>
        </table:table-row>
        <table:table-row>
          <table:table-cell table:style-name="Tabla2.A4" office:value-type="string">
            <text:p text:style-name="P14"/>
          </table:table-cell>
          <table:table-cell table:style-name="Tabla2.B4" office:value-type="string">
            <text:p text:style-name="P14"/>
          </table:table-cell>
          <table:table-cell table:style-name="Tabla2.C4" office:value-type="string">
            <text:p text:style-name="P14"/>
          </table:table-cell>
        </table:table-row>
        <table:table-row>
          <table:table-cell table:style-name="Tabla2.A4" office:value-type="string">
            <text:p text:style-name="P14"/>
          </table:table-cell>
          <table:table-cell table:style-name="Tabla2.B4" office:value-type="string">
            <text:p text:style-name="P14"/>
          </table:table-cell>
          <table:table-cell table:style-name="Tabla2.C4" office:value-type="string">
            <text:p text:style-name="P14"/>
          </table:table-cell>
        </table:table-row>
      </table:table>
      <text:p text:style-name="P5"/>
      <text:p text:style-name="P5"/>
      <text:p text:style-name="Heading">Aprobación</text:p>
      <text:p text:style-name="P5"/>
      <text:p text:style-name="P5"/>
      <table:table table:name="Tabla3" table:style-name="Tabla3">
        <table:table-column table:style-name="Tabla3.A"/>
        <table:table-column table:style-name="Tabla3.B"/>
        <table:table-column table:style-name="Tabla3.C"/>
        <table:table-row>
          <table:table-cell table:style-name="Tabla3.A1" office:value-type="string">
            <text:p text:style-name="P12">Fecha</text:p>
          </table:table-cell>
          <table:table-cell table:style-name="Tabla3.A1" office:value-type="string">
            <text:p text:style-name="P12">Nombre de quien aprueba</text:p>
          </table:table-cell>
          <table:table-cell table:style-name="Tabla3.C1" office:value-type="string">
            <text:p text:style-name="P12">Rol de quien aprueba</text:p>
          </table:table-cell>
        </table:table-row>
        <table:table-row>
          <table:table-cell table:style-name="Tabla3.A2">
            <text:p text:style-name="P14"/>
          </table:table-cell>
          <table:table-cell table:style-name="Tabla3.B2" office:value-type="string">
            <text:p text:style-name="P14"/>
          </table:table-cell>
          <table:table-cell table:style-name="Tabla3.C2" office:value-type="string">
            <text:p text:style-name="P14"/>
          </table:table-cell>
        </table:table-row>
      </table:table>
      <text:p text:style-name="P5"/>
      <text:p text:style-name="P5"/>
      <text:p text:style-name="P15">Indice de contenidos</text:p>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Sección 1. Introducción<text:tab/>4</text:p>
          <text:p text:style-name="P40">1.1 Alcance<text:tab/>4</text:p>
          <text:p text:style-name="P40">1.2 Restricciones y limitaciones<text:tab/>7</text:p>
          <text:p text:style-name="P40">1.3 Audiencia<text:tab/>7</text:p>
          <text:p text:style-name="P40">1.4 Glosario<text:tab/>7</text:p>
          <text:p text:style-name="P40">1.5 Referencias<text:tab/>7</text:p>
          <text:p text:style-name="P46">Sección 2. Requerimientos atendidos<text:tab/>8</text:p>
          <text:p text:style-name="P40">2.1 Requerimientos funcionales<text:tab/>8</text:p>
          <text:p text:style-name="P40">2.2 Requerimientos No funcionales<text:tab/>9</text:p>
          <text:p text:style-name="P40">2.3 Diseño de comportamiento<text:tab/>9</text:p>
          <text:p text:style-name="P49">2.3.1 Esquema de componentes<text:tab/>9</text:p>
          <text:p text:style-name="P49">2.3.2 Archivos de configuración.<text:tab/>11</text:p>
          <text:p text:style-name="P49">2.3.3 Los componentes.<text:tab/>12</text:p>
          <text:p text:style-name="P40">2.4 Diseño de aplicaciones de usuarios<text:tab/>12</text:p>
          <text:p text:style-name="P40">2.5 Interfaz de usuario<text:tab/>12</text:p>
          <text:p text:style-name="P40">2.6 Diseño de Núcleo<text:tab/>12</text:p>
          <text:p text:style-name="P40">2.7 Interfaces FrontEnd-Núcleo<text:tab/>12</text:p>
          <text:p text:style-name="P46">Sección 3. Persistencia<text:tab/>13</text:p>
          <text:p text:style-name="P40">3.1 LDAP<text:tab/>13</text:p>
          <text:p text:style-name="P40">3.2 MySQL<text:tab/>13</text:p>
          <text:p text:style-name="P40">3.3 PostgreSQL<text:tab/>13</text:p>
          <text:p text:style-name="P40">3.4 Archivos<text:tab/>13</text:p>
          <text:p text:style-name="P40">3.5 MongoDB<text:tab/>13</text:p>
        </text:index-body>
      </text:table-of-content>
      <text:p text:style-name="P5"/>
      <text:list xml:id="list21796676812" text:style-name="L1">
        <text:list-item>
          <text:h text:style-name="P41" text:outline-level="1">Introducción</text:h>
        </text:list-item>
      </text:list>
      <text:p text:style-name="P10">Este documento describe el diseño de los artefactos de software que se emplearán para implementar “Servicios”como parte del requerimiento de<text:span text:style-name="T4"> “</text:span><text:span text:style-name="T2">Buzón de correo</text:span><text:span text:style-name="T4">” en SPAMINA v3.</text:span></text:p>
      <text:list xml:id="list239686518" text:continue-numbering="true" text:style-name="L1">
        <text:list-item>
          <text:list>
            <text:list-item>
              <text:h text:style-name="P44" text:outline-level="2">Alcance</text:h>
            </text:list-item>
          </text:list>
        </text:list-item>
      </text:list>
      <text:p text:style-name="P9">Funcionalidades a tener en cuenta en el diseño:</text:p>
      <table:table table:name="Tabla7" table:style-name="Tabla7">
        <table:table-column table:style-name="Tabla7.A"/>
        <table:table-column table:style-name="Tabla7.B"/>
        <table:table-row>
          <table:table-cell table:style-name="Tabla7.A1" office:value-type="string">
            <text:p text:style-name="P19">Funcionalidad:</text:p>
          </table:table-cell>
          <table:table-cell table:style-name="Tabla7.B1" office:value-type="string">
            <text:p text:style-name="P19">Afectada</text:p>
          </table:table-cell>
        </table:table-row>
        <table:table-row>
          <table:table-cell table:style-name="Tabla7.A67" office:value-type="string">
            <text:list xml:id="list10333105501" text:style-name="L2">
              <text:list-item>
                <text:p text:style-name="P27">Paneles de gestión y aplicaciones de usuario:</text:p>
              </text:list-item>
            </text:list>
          </table:table-cell>
          <table:table-cell table:style-name="Tabla7.B67" office:value-type="string">
            <text:p text:style-name="P17"/>
          </table:table-cell>
        </table:table-row>
        <table:table-row>
          <table:table-cell table:style-name="Tabla7.A67" office:value-type="string">
            <text:list xml:id="list149624296" text:continue-numbering="true" text:style-name="L2">
              <text:list-item>
                <text:list>
                  <text:list-item>
                    <text:p text:style-name="P28">Usuarios</text:p>
                  </text:list-item>
                </text:list>
              </text:list-item>
            </text:list>
          </table:table-cell>
          <table:table-cell table:style-name="Tabla7.B67" office:value-type="string">
            <text:p text:style-name="P17"><text:s text:c="6"/>X</text:p>
          </table:table-cell>
        </table:table-row>
        <table:table-row>
          <table:table-cell table:style-name="Tabla7.A67" office:value-type="string">
            <text:list xml:id="list752144701" text:continue-numbering="true" text:style-name="L2">
              <text:list-item>
                <text:list>
                  <text:list-item>
                    <text:p text:style-name="P28">Dominio</text:p>
                  </text:list-item>
                </text:list>
              </text:list-item>
            </text:list>
          </table:table-cell>
          <table:table-cell table:style-name="Tabla7.B67" office:value-type="string">
            <text:p text:style-name="P18">X</text:p>
          </table:table-cell>
        </table:table-row>
        <table:table-row>
          <table:table-cell table:style-name="Tabla7.A67" office:value-type="string">
            <text:list xml:id="list1507278136" text:continue-numbering="true" text:style-name="L2">
              <text:list-item>
                <text:list>
                  <text:list-item>
                    <text:p text:style-name="P28">Empresa</text:p>
                  </text:list-item>
                </text:list>
              </text:list-item>
            </text:list>
          </table:table-cell>
          <table:table-cell table:style-name="Tabla7.B67" office:value-type="string">
            <text:p text:style-name="P18">X</text:p>
          </table:table-cell>
        </table:table-row>
        <table:table-row>
          <table:table-cell table:style-name="Tabla7.A67" office:value-type="string">
            <text:list xml:id="list1761089858" text:continue-numbering="true" text:style-name="L2">
              <text:list-item>
                <text:list>
                  <text:list-item>
                    <text:p text:style-name="P28">Superadmin</text:p>
                  </text:list-item>
                </text:list>
              </text:list-item>
            </text:list>
          </table:table-cell>
          <table:table-cell table:style-name="Tabla7.B67" office:value-type="string">
            <text:p text:style-name="P18">X</text:p>
          </table:table-cell>
        </table:table-row>
        <table:table-row>
          <table:table-cell table:style-name="Tabla7.A67" office:value-type="string">
            <text:list xml:id="list1350040463" text:continue-numbering="true" text:style-name="L2">
              <text:list-item>
                <text:list>
                  <text:list-item>
                    <text:p text:style-name="P28">Comercial</text:p>
                  </text:list-item>
                </text:list>
              </text:list-item>
            </text:list>
          </table:table-cell>
          <table:table-cell table:style-name="Tabla7.B67" office:value-type="string">
            <text:p text:style-name="P18">X</text:p>
          </table:table-cell>
        </table:table-row>
        <table:table-row>
          <table:table-cell table:style-name="Tabla7.A67" office:value-type="string">
            <text:list xml:id="list770149961" text:continue-numbering="true" text:style-name="L2">
              <text:list-item>
                <text:list>
                  <text:list-item>
                    <text:p text:style-name="P28">Soporte</text:p>
                  </text:list-item>
                </text:list>
              </text:list-item>
            </text:list>
          </table:table-cell>
          <table:table-cell table:style-name="Tabla7.B67" office:value-type="string">
            <text:p text:style-name="P17"><text:s text:c="7"/>X</text:p>
          </table:table-cell>
        </table:table-row>
        <table:table-row>
          <table:table-cell table:style-name="Tabla7.A67" office:value-type="string">
            <text:list xml:id="list1414537929" text:continue-numbering="true" text:style-name="L2">
              <text:list-item>
                <text:list>
                  <text:list-item>
                    <text:p text:style-name="P28">Distribuidores</text:p>
                  </text:list-item>
                </text:list>
              </text:list-item>
            </text:list>
          </table:table-cell>
          <table:table-cell table:style-name="Tabla7.B67" office:value-type="string">
            <text:p text:style-name="P17"><text:s text:c="7"/>X</text:p>
          </table:table-cell>
        </table:table-row>
        <table:table-row>
          <table:table-cell table:style-name="Tabla7.A67" office:value-type="string">
            <text:list xml:id="list75386311" text:continue-numbering="true" text:style-name="L2">
              <text:list-item>
                <text:list>
                  <text:list-item>
                    <text:p text:style-name="P28">Notificador</text:p>
                  </text:list-item>
                </text:list>
              </text:list-item>
            </text:list>
          </table:table-cell>
          <table:table-cell table:style-name="Tabla7.B67" office:value-type="string">
            <text:p text:style-name="P17"/>
          </table:table-cell>
        </table:table-row>
        <table:table-row>
          <table:table-cell table:style-name="Tabla7.A67" office:value-type="string">
            <text:list xml:id="list823846665" text:continue-numbering="true" text:style-name="L2">
              <text:list-item>
                <text:p text:style-name="P27">Modos de filtrado:</text:p>
              </text:list-item>
            </text:list>
          </table:table-cell>
          <table:table-cell table:style-name="Tabla7.B67" office:value-type="string">
            <text:p text:style-name="P17"/>
          </table:table-cell>
        </table:table-row>
        <table:table-row>
          <table:table-cell table:style-name="Tabla7.A67" office:value-type="string">
            <text:list xml:id="list1402628703" text:continue-numbering="true" text:style-name="L2">
              <text:list-item>
                <text:list>
                  <text:list-item>
                    <text:p text:style-name="P28">Modo garantizado</text:p>
                  </text:list-item>
                </text:list>
              </text:list-item>
            </text:list>
          </table:table-cell>
          <table:table-cell table:style-name="Tabla7.B67" office:value-type="string">
            <text:p text:style-name="P25"/>
          </table:table-cell>
        </table:table-row>
        <table:table-row>
          <table:table-cell table:style-name="Tabla7.A67" office:value-type="string">
            <text:list xml:id="list1056575010" text:continue-numbering="true" text:style-name="L2">
              <text:list-item>
                <text:list>
                  <text:list-item>
                    <text:p text:style-name="P28">Modo automático</text:p>
                  </text:list-item>
                </text:list>
              </text:list-item>
            </text:list>
          </table:table-cell>
          <table:table-cell table:style-name="Tabla7.B67" office:value-type="string">
            <text:p text:style-name="P17"/>
          </table:table-cell>
        </table:table-row>
        <table:table-row>
          <table:table-cell table:style-name="Tabla7.A67" office:value-type="string">
            <text:list xml:id="list2039301698" text:continue-numbering="true" text:style-name="L2">
              <text:list-item>
                <text:p text:style-name="P27">Modos de alta:</text:p>
              </text:list-item>
            </text:list>
          </table:table-cell>
          <table:table-cell table:style-name="Tabla7.B67" office:value-type="string">
            <text:p text:style-name="P17"/>
          </table:table-cell>
        </table:table-row>
        <table:table-row>
          <table:table-cell table:style-name="Tabla7.A67" office:value-type="string">
            <text:list xml:id="list2152692009" text:continue-numbering="true" text:style-name="L2">
              <text:list-item>
                <text:list>
                  <text:list-item>
                    <text:p text:style-name="P28">Ldap</text:p>
                  </text:list-item>
                </text:list>
              </text:list-item>
            </text:list>
          </table:table-cell>
          <table:table-cell table:style-name="Tabla7.B67" office:value-type="string">
            <text:p text:style-name="P17"/>
          </table:table-cell>
        </table:table-row>
        <table:table-row>
          <table:table-cell table:style-name="Tabla7.A67" office:value-type="string">
            <text:list xml:id="list913138005" text:continue-numbering="true" text:style-name="L2">
              <text:list-item>
                <text:list>
                  <text:list-item>
                    <text:p text:style-name="P28">Smtp</text:p>
                  </text:list-item>
                </text:list>
              </text:list-item>
            </text:list>
          </table:table-cell>
          <table:table-cell table:style-name="Tabla7.B67" office:value-type="string">
            <text:p text:style-name="P17"/>
          </table:table-cell>
        </table:table-row>
        <table:table-row>
          <table:table-cell table:style-name="Tabla7.A67" office:value-type="string">
            <text:list xml:id="list2179357475" text:continue-numbering="true" text:style-name="L2">
              <text:list-item>
                <text:list>
                  <text:list-item>
                    <text:p text:style-name="P28">Promoción</text:p>
                  </text:list-item>
                </text:list>
              </text:list-item>
            </text:list>
          </table:table-cell>
          <table:table-cell table:style-name="Tabla7.B67" office:value-type="string">
            <text:p text:style-name="P17"/>
          </table:table-cell>
        </table:table-row>
        <table:table-row>
          <table:table-cell table:style-name="Tabla7.A67" office:value-type="string">
            <text:list xml:id="list1269114966" text:continue-numbering="true" text:style-name="L2">
              <text:list-item>
                <text:list>
                  <text:list-item>
                    <text:p text:style-name="P28">Catchall</text:p>
                  </text:list-item>
                </text:list>
              </text:list-item>
            </text:list>
          </table:table-cell>
          <table:table-cell table:style-name="Tabla7.B67" office:value-type="string">
            <text:p text:style-name="P17"/>
          </table:table-cell>
        </table:table-row>
        <table:table-row>
          <table:table-cell table:style-name="Tabla7.A67" office:value-type="string">
            <text:list xml:id="list1451734151" text:continue-numbering="true" text:style-name="L2">
              <text:list-item>
                <text:list>
                  <text:list-item>
                    <text:p text:style-name="P28">Manual</text:p>
                  </text:list-item>
                </text:list>
              </text:list-item>
            </text:list>
          </table:table-cell>
          <table:table-cell table:style-name="Tabla7.B67" office:value-type="string">
            <text:p text:style-name="P17"/>
          </table:table-cell>
        </table:table-row>
        <table:table-row>
          <table:table-cell table:style-name="Tabla7.A67" office:value-type="string">
            <text:list xml:id="list1063356130" text:continue-numbering="true" text:style-name="L2">
              <text:list-item>
                <text:list>
                  <text:list-item>
                    <text:p text:style-name="P28">No usuario o usuario filtrado básico</text:p>
                  </text:list-item>
                </text:list>
              </text:list-item>
            </text:list>
          </table:table-cell>
          <table:table-cell table:style-name="Tabla7.B67" office:value-type="string">
            <text:p text:style-name="P17"/>
          </table:table-cell>
        </table:table-row>
        <text:soft-page-break/>
        <table:table-row>
          <table:table-cell table:style-name="Tabla7.A67" office:value-type="string">
            <text:list xml:id="list144571469" text:continue-numbering="true" text:style-name="L2">
              <text:list-item>
                <text:p text:style-name="P27">Alias manual y descubrimiento</text:p>
              </text:list-item>
            </text:list>
          </table:table-cell>
          <table:table-cell table:style-name="Tabla7.B67" office:value-type="string">
            <text:p text:style-name="P17"/>
          </table:table-cell>
        </table:table-row>
        <table:table-row>
          <table:table-cell table:style-name="Tabla7.A67" office:value-type="string">
            <text:list xml:id="list782657993" text:continue-numbering="true" text:style-name="L2">
              <text:list-item>
                <text:list>
                  <text:list-item>
                    <text:p text:style-name="P29">Alias usuarios</text:p>
                  </text:list-item>
                </text:list>
              </text:list-item>
            </text:list>
          </table:table-cell>
          <table:table-cell table:style-name="Tabla7.B67" office:value-type="string">
            <text:p text:style-name="P18"/>
          </table:table-cell>
        </table:table-row>
        <table:table-row>
          <table:table-cell table:style-name="Tabla7.A67" office:value-type="string">
            <text:list xml:id="list475603781" text:continue-numbering="true" text:style-name="L2">
              <text:list-item>
                <text:list>
                  <text:list-item>
                    <text:p text:style-name="P29">Alias dominios</text:p>
                  </text:list-item>
                </text:list>
              </text:list-item>
            </text:list>
          </table:table-cell>
          <table:table-cell table:style-name="Tabla7.B67" office:value-type="string">
            <text:p text:style-name="P18"/>
          </table:table-cell>
        </table:table-row>
        <table:table-row>
          <table:table-cell table:style-name="Tabla7.A67" office:value-type="string">
            <text:list xml:id="list1409269884" text:continue-numbering="true" text:style-name="L2">
              <text:list-item>
                <text:list>
                  <text:list-item>
                    <text:p text:style-name="P29">Alias cruzados</text:p>
                  </text:list-item>
                </text:list>
              </text:list-item>
            </text:list>
          </table:table-cell>
          <table:table-cell table:style-name="Tabla7.B67" office:value-type="string">
            <text:p text:style-name="P18"/>
          </table:table-cell>
        </table:table-row>
        <table:table-row>
          <table:table-cell table:style-name="Tabla7.A67" office:value-type="string">
            <text:list xml:id="list215549160" text:continue-numbering="true" text:style-name="L2">
              <text:list-item>
                <text:p text:style-name="P27">Marcado de spam</text:p>
              </text:list-item>
            </text:list>
          </table:table-cell>
          <table:table-cell table:style-name="Tabla7.B67" office:value-type="string">
            <text:p text:style-name="P17"/>
          </table:table-cell>
        </table:table-row>
        <table:table-row>
          <table:table-cell table:style-name="Tabla7.A67" office:value-type="string">
            <text:list xml:id="list628686685" text:continue-numbering="true" text:style-name="L2">
              <text:list-item>
                <text:list>
                  <text:list-item>
                    <text:p text:style-name="P29">Con cuarentena</text:p>
                  </text:list-item>
                </text:list>
              </text:list-item>
            </text:list>
          </table:table-cell>
          <table:table-cell table:style-name="Tabla7.B67" office:value-type="string">
            <text:p text:style-name="P17"/>
          </table:table-cell>
        </table:table-row>
        <table:table-row>
          <table:table-cell table:style-name="Tabla7.A67" office:value-type="string">
            <text:list xml:id="list2117212510" text:continue-numbering="true" text:style-name="L2">
              <text:list-item>
                <text:list>
                  <text:list-item>
                    <text:p text:style-name="P29">Sin cuarentena</text:p>
                  </text:list-item>
                </text:list>
              </text:list-item>
            </text:list>
          </table:table-cell>
          <table:table-cell table:style-name="Tabla7.B67" office:value-type="string">
            <text:p text:style-name="P17"/>
          </table:table-cell>
        </table:table-row>
        <table:table-row>
          <table:table-cell table:style-name="Tabla7.A67" office:value-type="string">
            <text:list xml:id="list825966549" text:continue-numbering="true" text:style-name="L2">
              <text:list-item>
                <text:p text:style-name="P27">Modos autenticación:</text:p>
              </text:list-item>
            </text:list>
          </table:table-cell>
          <table:table-cell table:style-name="Tabla7.B67" office:value-type="string">
            <text:p text:style-name="P17"/>
          </table:table-cell>
        </table:table-row>
        <table:table-row>
          <table:table-cell table:style-name="Tabla7.A67" office:value-type="string">
            <text:list xml:id="list1489834306" text:continue-numbering="true" text:style-name="L2">
              <text:list-item>
                <text:list>
                  <text:list-item>
                    <text:p text:style-name="P28">Nativa</text:p>
                  </text:list-item>
                </text:list>
              </text:list-item>
            </text:list>
          </table:table-cell>
          <table:table-cell table:style-name="Tabla7.B67" office:value-type="string">
            <text:p text:style-name="P17"/>
          </table:table-cell>
        </table:table-row>
        <table:table-row>
          <table:table-cell table:style-name="Tabla7.A67" office:value-type="string">
            <text:list xml:id="list1543158264" text:continue-numbering="true" text:style-name="L2">
              <text:list-item>
                <text:list>
                  <text:list-item>
                    <text:p text:style-name="P28">Ldap externo</text:p>
                  </text:list-item>
                </text:list>
              </text:list-item>
            </text:list>
          </table:table-cell>
          <table:table-cell table:style-name="Tabla7.B67" office:value-type="string">
            <text:p text:style-name="P17"/>
          </table:table-cell>
        </table:table-row>
        <table:table-row>
          <table:table-cell table:style-name="Tabla7.A67" office:value-type="string">
            <text:list xml:id="list287027823" text:continue-numbering="true" text:style-name="L2">
              <text:list-item>
                <text:p text:style-name="P27">Motor de regla</text:p>
              </text:list-item>
            </text:list>
          </table:table-cell>
          <table:table-cell table:style-name="Tabla7.B67" office:value-type="string">
            <text:p text:style-name="P17"/>
          </table:table-cell>
        </table:table-row>
        <table:table-row>
          <table:table-cell table:style-name="Tabla7.A67" office:value-type="string">
            <text:list xml:id="list60068378" text:continue-numbering="true" text:style-name="L2">
              <text:list-item>
                <text:list>
                  <text:list-item>
                    <text:p text:style-name="P29">Redirección de correos</text:p>
                  </text:list-item>
                </text:list>
              </text:list-item>
            </text:list>
          </table:table-cell>
          <table:table-cell table:style-name="Tabla7.B67" office:value-type="string">
            <text:p text:style-name="P17"/>
          </table:table-cell>
        </table:table-row>
        <table:table-row>
          <table:table-cell table:style-name="Tabla7.A67" office:value-type="string">
            <text:list xml:id="list1745190455" text:continue-numbering="true" text:style-name="L2">
              <text:list-item>
                <text:list>
                  <text:list-item>
                    <text:p text:style-name="P29">Reenvíos de correos</text:p>
                  </text:list-item>
                </text:list>
              </text:list-item>
            </text:list>
          </table:table-cell>
          <table:table-cell table:style-name="Tabla7.B67" office:value-type="string">
            <text:p text:style-name="P17"/>
          </table:table-cell>
        </table:table-row>
        <table:table-row>
          <table:table-cell table:style-name="Tabla7.A67" office:value-type="string">
            <text:list xml:id="list398997791" text:continue-numbering="true" text:style-name="L2">
              <text:list-item>
                <text:p text:style-name="P27">Listas blancas/negra globales/cliente/dominio/usuarios</text:p>
              </text:list-item>
            </text:list>
          </table:table-cell>
          <table:table-cell table:style-name="Tabla7.B67" office:value-type="string">
            <text:p text:style-name="P17"/>
          </table:table-cell>
        </table:table-row>
        <table:table-row>
          <table:table-cell table:style-name="Tabla7.A67" office:value-type="string">
            <text:list xml:id="list774558752" text:continue-numbering="true" text:style-name="L2">
              <text:list-item>
                <text:p text:style-name="P27">Cadena de filtrado:</text:p>
              </text:list-item>
            </text:list>
          </table:table-cell>
          <table:table-cell table:style-name="Tabla7.B67" office:value-type="string">
            <text:p text:style-name="P17"/>
          </table:table-cell>
        </table:table-row>
        <table:table-row>
          <table:table-cell table:style-name="Tabla7.A67" office:value-type="string">
            <text:list xml:id="list1067330615" text:continue-numbering="true" text:style-name="L2">
              <text:list-item>
                <text:list>
                  <text:list-item>
                    <text:p text:style-name="P28">Blacklist</text:p>
                  </text:list-item>
                </text:list>
              </text:list-item>
            </text:list>
          </table:table-cell>
          <table:table-cell table:style-name="Tabla7.B67" office:value-type="string">
            <text:p text:style-name="P17"/>
          </table:table-cell>
        </table:table-row>
        <table:table-row>
          <table:table-cell table:style-name="Tabla7.A67" office:value-type="string">
            <text:list xml:id="list2122433321" text:continue-numbering="true" text:style-name="L2">
              <text:list-item>
                <text:list>
                  <text:list-item>
                    <text:p text:style-name="P28">RWL/RBL</text:p>
                  </text:list-item>
                </text:list>
              </text:list-item>
            </text:list>
          </table:table-cell>
          <table:table-cell table:style-name="Tabla7.B67" office:value-type="string">
            <text:p text:style-name="P17"/>
          </table:table-cell>
        </table:table-row>
        <table:table-row>
          <table:table-cell table:style-name="Tabla7.A67" office:value-type="string">
            <text:list xml:id="list2086944887" text:continue-numbering="true" text:style-name="L2">
              <text:list-item>
                <text:list>
                  <text:list-item>
                    <text:p text:style-name="P28">SPF/antispoofing</text:p>
                  </text:list-item>
                </text:list>
              </text:list-item>
            </text:list>
          </table:table-cell>
          <table:table-cell table:style-name="Tabla7.B67" office:value-type="string">
            <text:p text:style-name="P17"/>
          </table:table-cell>
        </table:table-row>
        <table:table-row>
          <table:table-cell table:style-name="Tabla7.A67" office:value-type="string">
            <text:list xml:id="list1799826249" text:continue-numbering="true" text:style-name="L2">
              <text:list-item>
                <text:list>
                  <text:list-item>
                    <text:p text:style-name="P28">greylisting</text:p>
                  </text:list-item>
                </text:list>
              </text:list-item>
            </text:list>
          </table:table-cell>
          <table:table-cell table:style-name="Tabla7.B67" office:value-type="string">
            <text:p text:style-name="P17"/>
          </table:table-cell>
        </table:table-row>
        <table:table-row>
          <table:table-cell table:style-name="Tabla7.A67" office:value-type="string">
            <text:list xml:id="list1351833275" text:continue-numbering="true" text:style-name="L2">
              <text:list-item>
                <text:list>
                  <text:list-item>
                    <text:p text:style-name="P28">trustlist</text:p>
                  </text:list-item>
                </text:list>
              </text:list-item>
            </text:list>
          </table:table-cell>
          <table:table-cell table:style-name="Tabla7.B67" office:value-type="string">
            <text:p text:style-name="P17"/>
          </table:table-cell>
        </table:table-row>
        <table:table-row table:style-name="Tabla7.41">
          <table:table-cell table:style-name="Tabla7.A67" office:value-type="string">
            <text:list xml:id="list2124676870" text:continue-numbering="true" text:style-name="L2">
              <text:list-item>
                <text:list>
                  <text:list-item>
                    <text:p text:style-name="P28">Antivirus</text:p>
                  </text:list-item>
                </text:list>
              </text:list-item>
            </text:list>
          </table:table-cell>
          <table:table-cell table:style-name="Tabla7.B41" office:value-type="string">
            <text:p text:style-name="P18"/>
          </table:table-cell>
        </table:table-row>
        <table:table-row>
          <table:table-cell table:style-name="Tabla7.A67" office:value-type="string">
            <text:list xml:id="list438534938" text:continue-numbering="true" text:style-name="L2">
              <text:list-item>
                <text:list>
                  <text:list-item>
                    <text:p text:style-name="P28">Antispam</text:p>
                  </text:list-item>
                </text:list>
              </text:list-item>
            </text:list>
          </table:table-cell>
          <table:table-cell table:style-name="Tabla7.B67" office:value-type="string">
            <text:p text:style-name="P17"><text:s text:c="6"/></text:p>
          </table:table-cell>
        </table:table-row>
        <table:table-row>
          <table:table-cell table:style-name="Tabla7.A67" office:value-type="string">
            <text:list xml:id="list569324002" text:continue-numbering="true" text:style-name="L2">
              <text:list-item>
                <text:list>
                  <text:list-item>
                    <text:p text:style-name="P28">Commtouch AV / AS</text:p>
                  </text:list-item>
                </text:list>
              </text:list-item>
            </text:list>
          </table:table-cell>
          <table:table-cell table:style-name="Tabla7.B67" office:value-type="string">
            <text:p text:style-name="P17"/>
          </table:table-cell>
        </table:table-row>
        <table:table-row>
          <table:table-cell table:style-name="Tabla7.A67" office:value-type="string">
            <text:list xml:id="list996113904" text:continue-numbering="true" text:style-name="L2">
              <text:list-item>
                <text:p text:style-name="P27">Filtrado de correo saliente</text:p>
              </text:list-item>
            </text:list>
          </table:table-cell>
          <table:table-cell table:style-name="Tabla7.B67" office:value-type="string">
            <text:p text:style-name="P18"/>
          </table:table-cell>
        </table:table-row>
        <text:soft-page-break/>
        <table:table-row>
          <table:table-cell table:style-name="Tabla7.A67" office:value-type="string">
            <text:list xml:id="list292698661" text:continue-numbering="true" text:style-name="L2">
              <text:list-item>
                <text:p text:style-name="P27">Disclaimer</text:p>
              </text:list-item>
            </text:list>
          </table:table-cell>
          <table:table-cell table:style-name="Tabla7.B67" office:value-type="string">
            <text:p text:style-name="P17"/>
          </table:table-cell>
        </table:table-row>
        <table:table-row>
          <table:table-cell table:style-name="Tabla7.A67" office:value-type="string">
            <text:list xml:id="list536878035" text:continue-numbering="true" text:style-name="L2">
              <text:list-item>
                <text:p text:style-name="P30"><text:span text:style-name="T3">Mensajes </text:span><text:span text:style-name="T3">automáticos</text:span></text:p>
              </text:list-item>
            </text:list>
          </table:table-cell>
          <table:table-cell table:style-name="Tabla7.B67" office:value-type="string">
            <text:p text:style-name="P16"/>
          </table:table-cell>
        </table:table-row>
        <table:table-row>
          <table:table-cell table:style-name="Tabla7.A67" office:value-type="string">
            <text:list xml:id="list1871597581" text:continue-numbering="true" text:style-name="L2">
              <text:list-item>
                <text:list>
                  <text:list-item>
                    <text:p text:style-name="P28">Digest</text:p>
                  </text:list-item>
                </text:list>
              </text:list-item>
            </text:list>
          </table:table-cell>
          <table:table-cell table:style-name="Tabla7.B67" office:value-type="string">
            <text:p text:style-name="P17"/>
          </table:table-cell>
        </table:table-row>
        <table:table-row>
          <table:table-cell table:style-name="Tabla7.A67" office:value-type="string">
            <text:list xml:id="list286918160" text:continue-numbering="true" text:style-name="L2">
              <text:list-item>
                <text:list>
                  <text:list-item>
                    <text:p text:style-name="P28">Avisos de virus</text:p>
                  </text:list-item>
                </text:list>
              </text:list-item>
            </text:list>
          </table:table-cell>
          <table:table-cell table:style-name="Tabla7.B67" office:value-type="string">
            <text:p text:style-name="P17"/>
          </table:table-cell>
        </table:table-row>
        <table:table-row>
          <table:table-cell table:style-name="Tabla7.A67" office:value-type="string">
            <text:list xml:id="list1768338673" text:continue-numbering="true" text:style-name="L2">
              <text:list-item>
                <text:list>
                  <text:list-item>
                    <text:p text:style-name="P28">Mensaje bienvenida</text:p>
                  </text:list-item>
                </text:list>
              </text:list-item>
            </text:list>
          </table:table-cell>
          <table:table-cell table:style-name="Tabla7.B67" office:value-type="string">
            <text:p text:style-name="P17"/>
          </table:table-cell>
        </table:table-row>
        <table:table-row>
          <table:table-cell table:style-name="Tabla7.A67" office:value-type="string">
            <text:list xml:id="list1138193756" text:continue-numbering="true" text:style-name="L2">
              <text:list-item>
                <text:list>
                  <text:list-item>
                    <text:p text:style-name="P28">Mensaje garantizado</text:p>
                  </text:list-item>
                </text:list>
              </text:list-item>
            </text:list>
          </table:table-cell>
          <table:table-cell table:style-name="Tabla7.B67" office:value-type="string">
            <text:p text:style-name="P17"/>
          </table:table-cell>
        </table:table-row>
        <table:table-row>
          <table:table-cell table:style-name="Tabla7.A67" office:value-type="string">
            <text:list xml:id="list1312619962" text:continue-numbering="true" text:style-name="L2">
              <text:list-item>
                <text:list>
                  <text:list-item>
                    <text:p text:style-name="P28">Mensaje promoción</text:p>
                  </text:list-item>
                </text:list>
              </text:list-item>
            </text:list>
          </table:table-cell>
          <table:table-cell table:style-name="Tabla7.B67" office:value-type="string">
            <text:p text:style-name="P17"/>
          </table:table-cell>
        </table:table-row>
        <table:table-row>
          <table:table-cell table:style-name="Tabla7.A67" office:value-type="string">
            <text:list xml:id="list1875255814" text:continue-numbering="true" text:style-name="L2">
              <text:list-item>
                <text:p text:style-name="P27">Informes</text:p>
              </text:list-item>
            </text:list>
          </table:table-cell>
          <table:table-cell table:style-name="Tabla7.B67" office:value-type="string">
            <text:p text:style-name="P17"/>
          </table:table-cell>
        </table:table-row>
        <table:table-row>
          <table:table-cell table:style-name="Tabla7.A67" office:value-type="string">
            <text:list xml:id="list1883197421" text:continue-numbering="true" text:style-name="L2">
              <text:list-item>
                <text:list>
                  <text:list-item>
                    <text:p text:style-name="P28">Plataforma</text:p>
                  </text:list-item>
                </text:list>
              </text:list-item>
            </text:list>
          </table:table-cell>
          <table:table-cell table:style-name="Tabla7.B67" office:value-type="string">
            <text:p text:style-name="P17"/>
          </table:table-cell>
        </table:table-row>
        <table:table-row>
          <table:table-cell table:style-name="Tabla7.A67" office:value-type="string">
            <text:list xml:id="list1750569416" text:continue-numbering="true" text:style-name="L2">
              <text:list-item>
                <text:list>
                  <text:list-item>
                    <text:p text:style-name="P28">Administradores</text:p>
                  </text:list-item>
                </text:list>
              </text:list-item>
            </text:list>
          </table:table-cell>
          <table:table-cell table:style-name="Tabla7.B67" office:value-type="string">
            <text:p text:style-name="P17"/>
          </table:table-cell>
        </table:table-row>
        <table:table-row>
          <table:table-cell table:style-name="Tabla7.A67" office:value-type="string">
            <text:list xml:id="list1099387723" text:continue-numbering="true" text:style-name="L2">
              <text:list-item>
                <text:p text:style-name="P27">Textos y caracteres especiales (Validaciones)</text:p>
              </text:list-item>
            </text:list>
          </table:table-cell>
          <table:table-cell table:style-name="Tabla7.B67" office:value-type="string">
            <text:p text:style-name="P17"/>
          </table:table-cell>
        </table:table-row>
        <table:table-row>
          <table:table-cell table:style-name="Tabla7.A67" office:value-type="string">
            <text:list xml:id="list2061092253" text:continue-numbering="true" text:style-name="L2">
              <text:list-item>
                <text:p text:style-name="P27">Volumen de transacciones y performance</text:p>
              </text:list-item>
            </text:list>
          </table:table-cell>
          <table:table-cell table:style-name="Tabla7.B67" office:value-type="string">
            <text:p text:style-name="P17"/>
          </table:table-cell>
        </table:table-row>
        <table:table-row>
          <table:table-cell table:style-name="Tabla7.A67" office:value-type="string">
            <text:list xml:id="list194118125" text:continue-numbering="true" text:style-name="L2">
              <text:list-item>
                <text:list>
                  <text:list-item>
                    <text:p text:style-name="P28">Potenciales cantidad de usuarios de millones</text:p>
                  </text:list-item>
                </text:list>
              </text:list-item>
            </text:list>
          </table:table-cell>
          <table:table-cell table:style-name="Tabla7.B67" office:value-type="string">
            <text:p text:style-name="P17"/>
          </table:table-cell>
        </table:table-row>
        <table:table-row>
          <table:table-cell table:style-name="Tabla7.A67" office:value-type="string">
            <text:list xml:id="list1031462257" text:continue-numbering="true" text:style-name="L2">
              <text:list-item>
                <text:list>
                  <text:list-item>
                    <text:p text:style-name="P28">Escalabilidad</text:p>
                  </text:list-item>
                </text:list>
              </text:list-item>
            </text:list>
          </table:table-cell>
          <table:table-cell table:style-name="Tabla7.B67" office:value-type="string">
            <text:p text:style-name="P17"/>
          </table:table-cell>
        </table:table-row>
        <table:table-row>
          <table:table-cell table:style-name="Tabla7.A67" office:value-type="string">
            <text:list xml:id="list701920827" text:continue-numbering="true" text:style-name="L2">
              <text:list-item>
                <text:list>
                  <text:list-item>
                    <text:p text:style-name="P28">Catchall y modo transparente</text:p>
                  </text:list-item>
                </text:list>
              </text:list-item>
            </text:list>
          </table:table-cell>
          <table:table-cell table:style-name="Tabla7.B67" office:value-type="string">
            <text:p text:style-name="P17"/>
          </table:table-cell>
        </table:table-row>
        <table:table-row>
          <table:table-cell table:style-name="Tabla7.A67" office:value-type="string">
            <text:list xml:id="list1646298104" text:continue-numbering="true" text:style-name="L2">
              <text:list-item>
                <text:list>
                  <text:list-item>
                    <text:p text:style-name="P28">Lentitud de HW tipo HP</text:p>
                  </text:list-item>
                </text:list>
              </text:list-item>
            </text:list>
          </table:table-cell>
          <table:table-cell table:style-name="Tabla7.B67" office:value-type="string">
            <text:p text:style-name="P17"/>
          </table:table-cell>
        </table:table-row>
        <table:table-row>
          <table:table-cell table:style-name="Tabla7.A67" office:value-type="string">
            <text:list xml:id="list389482546" text:continue-numbering="true" text:style-name="L2">
              <text:list-item>
                <text:p text:style-name="P27">Webs distribuidas</text:p>
              </text:list-item>
            </text:list>
          </table:table-cell>
          <table:table-cell table:style-name="Tabla7.B67" office:value-type="string">
            <text:p text:style-name="P17"/>
          </table:table-cell>
        </table:table-row>
        <table:table-row>
          <table:table-cell table:style-name="Tabla7.A67" office:value-type="string">
            <text:list xml:id="list951294322" text:continue-numbering="true" text:style-name="L2">
              <text:list-item>
                <text:p text:style-name="P27">Seguridad</text:p>
              </text:list-item>
            </text:list>
          </table:table-cell>
          <table:table-cell table:style-name="Tabla7.B67" office:value-type="string">
            <text:p text:style-name="P17"/>
          </table:table-cell>
        </table:table-row>
        <table:table-row>
          <table:table-cell table:style-name="Tabla7.A67" office:value-type="string">
            <text:list xml:id="list1668712154" text:continue-numbering="true" text:style-name="L2">
              <text:list-item>
                <text:p text:style-name="P27">Compatibilidad con versiones anteriores y con otros productos (SESF, SEF, Cluster, Archiving)</text:p>
              </text:list-item>
            </text:list>
          </table:table-cell>
          <table:table-cell table:style-name="Tabla7.B67" office:value-type="string">
            <text:p text:style-name="P17"><text:s text:c="3"/>X</text:p>
          </table:table-cell>
        </table:table-row>
        <table:table-row>
          <table:table-cell table:style-name="Tabla7.A67" office:value-type="string">
            <text:list xml:id="list2097018673" text:continue-numbering="true" text:style-name="L2">
              <text:list-item>
                <text:p text:style-name="P27">Logs de correo</text:p>
              </text:list-item>
            </text:list>
          </table:table-cell>
          <table:table-cell table:style-name="Tabla7.B67" office:value-type="string">
            <text:p text:style-name="P18"/>
          </table:table-cell>
        </table:table-row>
        <table:table-row>
          <table:table-cell table:style-name="Tabla7.A67" office:value-type="string">
            <text:list xml:id="list1312637785" text:continue-numbering="true" text:style-name="L2">
              <text:list-item>
                <text:list>
                  <text:list-item>
                    <text:p text:style-name="P28">Generación de logs desde Exim</text:p>
                  </text:list-item>
                </text:list>
              </text:list-item>
            </text:list>
          </table:table-cell>
          <table:table-cell table:style-name="Tabla7.B67" office:value-type="string">
            <text:p text:style-name="P18"/>
          </table:table-cell>
        </table:table-row>
        <table:table-row table:style-name="Tabla7.41">
          <table:table-cell table:style-name="Tabla7.A66" office:value-type="string">
            <text:list xml:id="list258132930" text:continue-numbering="true" text:style-name="L2">
              <text:list-item>
                <text:list>
                  <text:list-item>
                    <text:p text:style-name="P28">Parser de logs</text:p>
                  </text:list-item>
                </text:list>
              </text:list-item>
            </text:list>
          </table:table-cell>
          <table:table-cell table:style-name="Tabla7.B67" office:value-type="string">
            <text:p text:style-name="P18"/>
          </table:table-cell>
        </table:table-row>
        <table:table-row>
          <table:table-cell table:style-name="Tabla7.A67" office:value-type="string">
            <text:list xml:id="list979211312" text:continue-numbering="true" text:style-name="L2">
              <text:list-item>
                <text:p text:style-name="P27">Proactive</text:p>
              </text:list-item>
            </text:list>
          </table:table-cell>
          <table:table-cell table:style-name="Tabla7.B67" office:value-type="string">
            <text:p text:style-name="P18"/>
          </table:table-cell>
        </table:table-row>
      </table:table>
      <text:p text:style-name="P17"/>
      <text:list xml:id="list1249933131" text:continue-numbering="true" text:style-name="L2">
        <text:list-header>
          <text:p text:style-name="P28"/>
        </text:list-header>
      </text:list>
      <text:list xml:id="list159939841" text:continue-list="list239686518" text:style-name="L1">
        <text:list-item>
          <text:list>
            <text:list-item>
              <text:h text:style-name="P45" text:outline-level="2"><text:soft-page-break/>Restricciones y limitaciones</text:h>
            </text:list-item>
          </text:list>
        </text:list-item>
      </text:list>
      <text:list xml:id="list117187678" text:style-name="L3">
        <text:list-item>
          <text:p text:style-name="P26">Imap conector asume que el servidor de correo Exim esta instalado en el mismo host, en el cual estará corriendo.</text:p>
        </text:list-item>
        <text:list-item>
          <text:p text:style-name="P26">Deben estar instaladas las siguientes librerias complementarias: libmail-imapclient-perl, libmail-sender-perl, libclass-dbi-mysql-perl, libemail-mime-perl</text:p>
        </text:list-item>
      </text:list>
      <text:list xml:id="list593899585" text:continue-list="list159939841" text:style-name="L1">
        <text:list-item>
          <text:list>
            <text:list-item>
              <text:h text:style-name="P43" text:outline-level="2">Audiencia</text:h>
            </text:list-item>
          </text:list>
        </text:list-item>
      </text:list>
      <table:table table:name="Tabla6" table:style-name="Tabla6">
        <table:table-column table:style-name="Tabla6.A"/>
        <table:table-column table:style-name="Tabla6.B"/>
        <table:table-row>
          <table:table-cell table:style-name="Tabla6.A1" office:value-type="string">
            <text:p text:style-name="P12">Nombre de la persona</text:p>
          </table:table-cell>
          <table:table-cell table:style-name="Tabla6.B1" office:value-type="string">
            <text:p text:style-name="P12">Rol </text:p>
          </table:table-cell>
        </table:table-row>
        <table:table-row>
          <table:table-cell table:style-name="Tabla6.A7" office:value-type="string">
            <text:p text:style-name="P14">Martìn Jensen Menna</text:p>
          </table:table-cell>
          <table:table-cell table:style-name="Tabla6.B7" office:value-type="string">
            <text:p text:style-name="P14">Development Manager</text:p>
          </table:table-cell>
        </table:table-row>
        <table:table-row>
          <table:table-cell table:style-name="Tabla6.A7" office:value-type="string">
            <text:p text:style-name="P14">Desarrollares</text:p>
          </table:table-cell>
          <table:table-cell table:style-name="Tabla6.B7" office:value-type="string">
            <text:p text:style-name="P14">Developer</text:p>
          </table:table-cell>
        </table:table-row>
        <table:table-row>
          <table:table-cell table:style-name="Tabla6.A7" office:value-type="string">
            <text:p text:style-name="P14">Fernanda Doeyo</text:p>
          </table:table-cell>
          <table:table-cell table:style-name="Tabla6.B7" office:value-type="string">
            <text:p text:style-name="P14">QA Manager</text:p>
          </table:table-cell>
        </table:table-row>
        <table:table-row>
          <table:table-cell table:style-name="Tabla6.A7" office:value-type="string">
            <text:p text:style-name="P14">Testers</text:p>
          </table:table-cell>
          <table:table-cell table:style-name="Tabla6.B7" office:value-type="string">
            <text:p text:style-name="P14">Tester/QC</text:p>
          </table:table-cell>
        </table:table-row>
        <table:table-row>
          <table:table-cell table:style-name="Tabla6.A7" office:value-type="string">
            <text:p text:style-name="P14"/>
          </table:table-cell>
          <table:table-cell table:style-name="Tabla6.B7" office:value-type="string">
            <text:p text:style-name="P14"/>
          </table:table-cell>
        </table:table-row>
        <table:table-row>
          <table:table-cell table:style-name="Tabla6.A7" office:value-type="string">
            <text:p text:style-name="P14"/>
          </table:table-cell>
          <table:table-cell table:style-name="Tabla6.B7" office:value-type="string">
            <text:p text:style-name="P14"/>
          </table:table-cell>
        </table:table-row>
      </table:table>
      <text:p text:style-name="P5"/>
      <text:list xml:id="list416628430" text:continue-numbering="true" text:style-name="L1">
        <text:list-item>
          <text:list>
            <text:list-item>
              <text:h text:style-name="P43" text:outline-level="2">Glosario</text:h>
            </text:list-item>
          </text:list>
        </text:list-item>
      </text:list>
      <table:table table:name="Tabla4" table:style-name="Tabla4">
        <table:table-column table:style-name="Tabla4.A"/>
        <table:table-column table:style-name="Tabla4.B"/>
        <table:table-row>
          <table:table-cell table:style-name="Tabla4.A1" office:value-type="string">
            <text:p text:style-name="P12">Término</text:p>
          </table:table-cell>
          <table:table-cell table:style-name="Tabla4.B1" office:value-type="string">
            <text:p text:style-name="P12">Definición</text:p>
          </table:table-cell>
        </table:table-row>
        <table:table-row>
          <table:table-cell table:style-name="Tabla4.A4" office:value-type="string">
            <text:p text:style-name="P14">Imap connector</text:p>
          </table:table-cell>
          <table:table-cell table:style-name="Tabla4.B4" office:value-type="string">
            <text:p text:style-name="P14">Conectror imap, el modulo de perl el cual implementa las funcionalidades.</text:p>
            <text:p text:style-name="P14">Tambien se refiere al subsistema de descarga del correo desde la cuentas de imap, se lo pueden pensar como el conjunto “Imap daemon” + “exim local” + ”Imap connector (como librería de perl)”</text:p>
          </table:table-cell>
        </table:table-row>
        <table:table-row>
          <table:table-cell table:style-name="Tabla4.A4" office:value-type="string">
            <text:p text:style-name="P14">Imap daemon</text:p>
          </table:table-cell>
          <table:table-cell table:style-name="Tabla4.B4" office:value-type="string">
            <text:p text:style-name="P14">El servicio que se encarga de gestionar los hilos correspondientes a los workers</text:p>
          </table:table-cell>
        </table:table-row>
        <table:table-row>
          <table:table-cell table:style-name="Tabla4.A4" office:value-type="string">
            <text:p text:style-name="P14">Worker o Imap Worker</text:p>
          </table:table-cell>
          <table:table-cell table:style-name="Tabla4.B4" office:value-type="string">
            <text:p text:style-name="P14">Es un proceso que instancia la clase imap connector que se encuentra enlazado con una cuenta de imap</text:p>
          </table:table-cell>
        </table:table-row>
        <table:table-row>
          <table:table-cell table:style-name="Tabla4.A5" office:value-type="string">
            <text:p text:style-name="P14">Secion de imap connector</text:p>
          </table:table-cell>
          <table:table-cell table:style-name="Tabla4.B5" office:value-type="string">
            <text:p text:style-name="P14">Es el periodo durante el cual se lleva a cabo la descarga del correo de una cuenta imap.</text:p>
          </table:table-cell>
        </table:table-row>
      </table:table>
      <text:p text:style-name="P5"/>
      <text:list xml:id="list99478736" text:continue-numbering="true" text:style-name="L1">
        <text:list-item>
          <text:list>
            <text:list-item>
              <text:h text:style-name="P43" text:outline-level="2">Referencias</text:h>
            </text:list-item>
          </text:list>
        </text:list-item>
      </text:list>
      <text:p text:style-name="P11"/>
      <table:table table:name="Tabla5" table:style-name="Tabla5">
        <table:table-column table:style-name="Tabla5.A" table:number-columns-repeated="2"/>
        <table:table-column table:style-name="Tabla5.C"/>
        <table:table-row>
          <table:table-cell table:style-name="Tabla5.A1" office:value-type="string">
            <text:p text:style-name="P12">Identificador</text:p>
          </table:table-cell>
          <table:table-cell table:style-name="Tabla5.A1" office:value-type="string">
            <text:p text:style-name="P12">Nombre del documento</text:p>
          </table:table-cell>
          <table:table-cell table:style-name="Tabla5.C1" office:value-type="string">
            <text:p text:style-name="P12">Descripción</text:p>
          </table:table-cell>
        </table:table-row>
        <table:table-row>
          <table:table-cell table:style-name="Tabla5.B2" office:value-type="string">
            <text:p text:style-name="P14"/>
          </table:table-cell>
          <table:table-cell table:style-name="Tabla5.B2" office:value-type="string">
            <text:p text:style-name="P14"/>
          </table:table-cell>
          <table:table-cell table:style-name="Tabla5.C2" office:value-type="string">
            <text:p text:style-name="P14"/>
          </table:table-cell>
        </table:table-row>
      </table:table>
      <text:p text:style-name="P5"/>
      <text:p text:style-name="P5"/>
      <text:list xml:id="list994780196" text:continue-numbering="true" text:style-name="L1">
        <text:list-item>
          <text:h text:style-name="P41" text:outline-level="1">Requerimientos atendidos</text:h>
        </text:list-item>
      </text:list>
      <text:p text:style-name="Text_20_body"><text:s text:c="3"/>La motivación y el fundamento de todo lo hecho en el proyecto, no son otros sino los requisitos y necesidades, tanto del cliente como de los futuros usuarios del sistema.</text:p>
      <text:p text:style-name="P9">Es por esto, que en esta sección se indican los requerimientos atendidos por el diseño o arquitectura que se describirá en las próximas secciones.</text:p>
      <text:list xml:id="list948298104" text:continue-numbering="true" text:style-name="L1">
        <text:list-item>
          <text:list>
            <text:list-item>
              <text:h text:style-name="P43" text:outline-level="2">Requerimientos funcionales</text:h>
            </text:list-item>
          </text:list>
        </text:list-item>
      </text:list>
      <text:list xml:id="list21796676811" text:style-name="WWNum3">
        <text:list-item>
          <text:p text:style-name="P47">El conector debe soportar 3 formas de tratamiento del correo en la cuenta Journal tras haber sido analizado para decidir si debe ser archivado en CEAv2. Las alternativas son:</text:p>
        </text:list-item>
      </text:list>
      <text:list xml:id="list1033310550" text:style-name="WWNum1">
        <text:list-item>
          <text:p text:style-name="P48">Borrar el correo: debe advertirse que aquellos correos que no deban ser archivados serán borrados de la cuenta de Journal por el sólo hecho de haber sido analizados.</text:p>
        </text:list-item>
        <text:list-item>
          <text:p text:style-name="P48">Marcar el correo como leído.</text:p>
        </text:list-item>
        <text:list-item>
          <text:p text:style-name="P48">Marcar el correo con un tag especial que indique que ya ha sido archivado.</text:p>
        </text:list-item>
      </text:list>
      <text:list xml:id="list1057938312" text:continue-list="list21796676811" text:style-name="WWNum3">
        <text:list-item>
          <text:p text:style-name="P47">El IMAP Connector debe ser capaz de reconocer destinatarios que se encuentren en copia oculta (Bcc) dentro de la cuenta de Journal. </text:p>
        </text:list-item>
      </text:list>
      <text:p text:style-name="List_20_Paragraph">En los casos en que hemos detectado headers Bcc, la información sobre los destinatarios no se encuentra en un header, sino en el cuerpo del correo. El correo que tiene que ser reenviado al sistema de archivado es el adjunto, perviamente insertadole headers por cada Bcc reconocido en el cuerpo del primer mensaje.</text:p>
      <text:list xml:id="list1249824529" text:continue-numbering="true" text:style-name="WWNum3">
        <text:list-item>
          <text:p text:style-name="P47">El IMAP Connector debería poder "pasar por alto" aquellos correos que generen un problema en su procesamiento. Tras pasar estos correos por alto, debería reportar a una dirección de contacto de Operaciones sobre este evento. </text:p>
        </text:list-item>
      </text:list>
      <text:p text:style-name="List_20_Paragraph">En la versión actual la descarga de correos se ve interrumpida cuando se encuentra un correo del tipo: evento de calendario vencido; correo con un archivo adjunto de tipo "VCF". En estos casos Exchange responde con un error que produce luego la interrupción del procesamiento del resto de correos.</text:p>
      <text:list xml:id="list1447521811" text:continue-numbering="true" text:style-name="WWNum3">
        <text:list-item>
          <text:p text:style-name="P47">El IMAP Connector debe poder contar con una cola de correos pendientes de entregar al sistema de archivado de correos. Actualmente, IMAP Connector hace una entrega del correo al MTA de Archiving y, si ese MTA rechaza la conexión con un error temporal, el correo simplemente no es archivado.</text:p>
        </text:list-item>
        <text:list-item>
          <text:p text:style-name="P47">El IMAP Connector debe ser capaz de enviar una notificación a un conjunto de direcciones de correo definidas por configuración ante eventos de error o anomalías:</text:p>
          <text:list>
            <text:list-item>
              <text:p text:style-name="P47">No se puede archivar el correo porque el MTA de archivado rechaza conexiones</text:p>
            </text:list-item>
            <text:list-item>
              <text:p text:style-name="P47">Imposible conectar con el servidor IMAP del cliente</text:p>
            </text:list-item>
            <text:list-item>
              <text:p text:style-name="P47">Imposible leer el correo del servidor IMAP del cliente</text:p>
            </text:list-item>
            <text:list-item>
              <text:p text:style-name="P47"><text:soft-page-break/>Imposible descargar correos del servidor IMAP del cliente</text:p>
            </text:list-item>
            <text:list-item>
              <text:p text:style-name="P47">En general, cualquier evento que sea considerado bloqueante para el archivado de correos y que sea detectado durante el desarrollo de estos cambios. </text:p>
            </text:list-item>
          </text:list>
        </text:list-item>
      </text:list>
      <text:list xml:id="list744397918" text:continue-list="list948298104" text:style-name="L1">
        <text:list-item>
          <text:list>
            <text:list-item>
              <text:h text:style-name="P43" text:outline-level="2">Requerimientos No funcionales</text:h>
            </text:list-item>
            <text:list-item>
              <text:h text:style-name="P43" text:outline-level="2"><text:span text:style-name="T5">Diseño de comportamiento</text:span></text:h>
            </text:list-item>
          </text:list>
        </text:list-item>
      </text:list>
      <text:h text:style-name="Heading_20_3" text:outline-level="3"><text:span text:style-name="T5">2.3.1 Esquema de componentes</text:span></text:h>
      <text:p text:style-name="P33"><text:span text:style-name="T8"><text:tab/>A continuación se presenta el esquema de componentes que participan en la descarga del correo de una cuenta imap.</text:span></text:p>
      <text:p text:style-name="P33"><text:span text:style-name="T8"><text:tab/>En un nodo se arranca el “imap daemon“. Es un proceso que se encarga de obtener la información necesaria desde el servidor de mysql para la descarga del correo de las cuentas imap. El mismo proceso lanza N hilos, uno correspondiente a cada “worker”, pasándole como parámetro un subconjunto de cuentas. </text:span></text:p>
      <text:p text:style-name="P33"><text:span text:style-name="T8"><text:tab/>Cada worker por su lado inicializará un imap connector con los datos de una cuenta imap. Esto lo hará para cada cuenta del subconjunto que recibió de manera secuencial, esto es, paso a procesar la siguiente cuenta imap cuando terminé con la anterior.</text:span></text:p>
      <text:p text:style-name="P33"><text:span text:style-name="T8"><text:tab/>El conector imap entonces procede a detectar y descargar el correo, el correo descargado es reenviado al exim que hace de cola de entrega intermedia. Si durante la sesión de imap se han producido errores los mismos son reportados a una cuenta configurada </text:span></text:p>
      <text:p text:style-name="P33"><text:span text:style-name="T8"><text:tab/>El mta (exim) por su lado se encarga de entregar el correo al sistema de archivado.</text:span></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text:p>
      <text:p text:style-name="Text_20_body"><text:span text:style-name="T5"/></text:p>
      <text:p text:style-name="Text_20_body"><text:span text:style-name="T5"/></text:p>
      <text:p text:style-name="Text_20_body"><draw:g text:anchor-type="paragraph" draw:z-index="28" draw:style-name="gr1"><draw:custom-shape draw:style-name="gr2" draw:text-style-name="P51" xml:id="id8" draw:id="id8" svg:width="2.001cm" svg:height="1.5cm" svg:x="15.169cm" svg:y="0.212cm"><text:p text:style-name="P50"><text:span text:style-name="T9">Mysql</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3" draw:text-style-name="P51" xml:id="id1" draw:id="id1" svg:width="4.001cm" svg:height="1.5cm" svg:x="2.17cm" svg:y="0.212cm"><text:p text:style-name="P50"><text:span text:style-name="T9">Imap conector</text:span><text:span text:style-name="T9"><text:line-break/></text:span><text:span text:style-name="T9">daem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1" xml:id="id2" draw:id="id2" svg:width="2.502cm" svg:height="0.502cm" svg:x="0.169cm" svg:y="5.211cm"><text:p text:style-name="P50"><text:span text:style-name="T9">Worker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1" xml:id="id3" draw:id="id3" svg:width="2.5cm" svg:height="0.502cm" svg:x="4.17cm" svg:y="5.211cm"><text:p text:style-name="P50"><text:span text:style-name="T9">Worker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51" xml:id="id4" draw:id="id4" svg:width="2.502cm" svg:height="0.502cm" svg:x="14.169cm" svg:y="5.211cm"><text:p text:style-name="P50"><text:span text:style-name="T9">Worker 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52" svg:x1="4.17cm" svg:y1="1.711cm" svg:x2="1.42cm" svg:y2="5.211cm" draw:start-shape="id1" draw:end-shape="id2" draw:end-glue-point="0" svg:d="m4170 1711v1752h-2750v1748"><text:p/></draw:connector><draw:connector draw:style-name="gr8" draw:text-style-name="P52" svg:x1="4.17cm" svg:y1="1.711cm" svg:x2="5.419cm" svg:y2="5.211cm" draw:start-shape="id1" draw:start-glue-point="2" draw:end-shape="id3" svg:d="m4170 1711v1752h1249v1748"><text:p/></draw:connector><draw:connector draw:style-name="gr9" draw:text-style-name="P52" svg:x1="4.17cm" svg:y1="1.711cm" svg:x2="15.42cm" svg:y2="5.211cm" draw:start-shape="id1" draw:start-glue-point="2" draw:end-shape="id4" draw:end-glue-point="0" svg:d="m4170 1711v1752h11250v1748"><text:p/></draw:connector><draw:frame draw:style-name="gr10" draw:text-style-name="P54" svg:width="3.5cm" svg:height="1.064cm" svg:x="4.17cm" svg:y="2.512cm"><draw:text-box><text:p text:style-name="P53"><text:span text:style-name="T10">Subconjunto de </text:span></text:p><text:p text:style-name="P53"><text:span text:style-name="T10">cuentas</text:span></text:p></draw:text-box></draw:frame><draw:custom-shape draw:style-name="gr11" draw:text-style-name="P51" xml:id="id5" draw:id="id5" svg:width="2.5cm" svg:height="1.001cm" svg:x="0.67cm" svg:y="10.211cm"><text:p text:style-name="P50"><text:span text:style-name="T9">Conector</text:span></text:p><text:p text:style-name="P50"><text:span text:style-name="T9">Imap</text:span></text:p><draw:enhanced-geometry svg:viewBox="0 0 21600 21600" draw:mirror-horizontal="false" draw:mirror-vertical="false" draw:type="rectangle" draw:enhanced-path="M 0 0 L 21600 0 21600 21600 0 21600 0 0 Z N"/></draw:custom-shape><draw:custom-shape draw:style-name="gr12" draw:text-style-name="P51" xml:id="id6" draw:id="id6" svg:width="2.502cm" svg:height="1.001cm" svg:x="5.669cm" svg:y="10.211cm"><text:p text:style-name="P50"><text:span text:style-name="T9">Conector</text:span></text:p><text:p text:style-name="P50"><text:span text:style-name="T9">Imap</text:span></text:p><draw:enhanced-geometry svg:viewBox="0 0 21600 21600" draw:mirror-horizontal="false" draw:mirror-vertical="false" draw:type="rectangle" draw:enhanced-path="M 0 0 L 21600 0 21600 21600 0 21600 0 0 Z N"/></draw:custom-shape><draw:custom-shape draw:style-name="gr13" draw:text-style-name="P51" xml:id="id7" draw:id="id7" svg:width="2.502cm" svg:height="1.001cm" svg:x="14.169cm" svg:y="10.211cm"><text:p text:style-name="P50"><text:span text:style-name="T9">Conector</text:span></text:p><text:p text:style-name="P50"><text:span text:style-name="T9">Imap</text:span></text:p><draw:enhanced-geometry svg:viewBox="0 0 21600 21600" draw:type="rectangle" draw:enhanced-path="M 0 0 L 21600 0 21600 21600 0 21600 0 0 Z N"/></draw:custom-shape><draw:connector draw:style-name="gr14" draw:text-style-name="P52" svg:x1="1.42cm" svg:y1="5.712cm" svg:x2="1.919cm" svg:y2="10.212cm" draw:start-shape="id2" draw:start-glue-point="2" draw:end-shape="id5" draw:end-glue-point="0" svg:d="m1420 5712v2251h499v2249"><text:p/></draw:connector><draw:connector draw:style-name="gr15" draw:text-style-name="P52" svg:x1="5.419cm" svg:y1="5.712cm" svg:x2="6.92cm" svg:y2="10.212cm" draw:start-shape="id3" draw:start-glue-point="2" draw:end-shape="id6" svg:d="m5419 5712v2251h1501v2249"><text:p/></draw:connector><draw:connector draw:style-name="gr16" draw:text-style-name="P52" svg:x1="15.42cm" svg:y1="5.712cm" svg:x2="15.42cm" svg:y2="10.212cm" draw:start-shape="id4" draw:start-glue-point="2" draw:end-shape="id7" draw:end-glue-point="0" svg:d="m15420 5712v4500"><text:p/></draw:connector><draw:connector draw:style-name="gr17" draw:text-style-name="P52" svg:x1="6.17cm" svg:y1="0.962cm" svg:x2="15.169cm" svg:y2="0.962cm" draw:start-shape="id1" draw:end-shape="id8" svg:d="m6170 962h8999"><text:p/></draw:connector><draw:frame draw:style-name="gr18" draw:text-style-name="P54" svg:width="5.001cm" svg:height="1.47cm" svg:x="7.17cm" svg:y="1.277cm"><draw:text-box><text:p text:style-name="P53"><text:span text:style-name="T10">Datos de conexion </text:span></text:p><text:p text:style-name="P53"><text:span text:style-name="T10">+ accion para cada</text:span></text:p><text:p text:style-name="P53"><text:span text:style-name="T10">Cuenta imap</text:span></text:p></draw:text-box></draw:frame><draw:frame draw:style-name="gr19" draw:text-style-name="P54" svg:width="3.502cm" svg:height="1.2cm" svg:x="13.169cm" svg:y="2.512cm"><draw:text-box><text:p text:style-name="P53"><text:span text:style-name="T10">Subconjunto de cuentas</text:span></text:p></draw:text-box></draw:frame><draw:frame draw:style-name="gr20" draw:text-style-name="P54" svg:width="3.5cm" svg:height="1.064cm" svg:x="0.67cm" svg:y="2.512cm"><draw:text-box><text:p text:style-name="P53"><text:span text:style-name="T10">Subconjunto de cuentas</text:span></text:p></draw:text-box></draw:frame><draw:custom-shape draw:style-name="gr21" draw:text-style-name="P51" xml:id="id9" draw:id="id9" svg:width="2.001cm" svg:height="1.5cm" svg:x="3.17cm" svg:y="7.712cm"><text:p text:style-name="P50"><text:span text:style-name="T9">servidor</text:span></text:p><text:p text:style-name="P50"><text:span text:style-name="T9">imap</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2" draw:text-style-name="P51" xml:id="id10" draw:id="id10" svg:width="2.001cm" svg:height="1.5cm" svg:x="8.67cm" svg:y="7.712cm"><text:p text:style-name="P50"><text:span text:style-name="T9">servidor </text:span></text:p><text:p text:style-name="P50"><text:span text:style-name="T9">imap</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3" draw:text-style-name="P51" xml:id="id11" draw:id="id11" svg:width="2.001cm" svg:height="1.5cm" svg:x="11.67cm" svg:y="7.712cm"><text:p text:style-name="P50"><text:span text:style-name="T9">servidor</text:span></text:p><text:p text:style-name="P50"><text:span text:style-name="T9">imap</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24" draw:text-style-name="P54" svg:width="1.682cm" svg:height="1.876cm" svg:x="0cm" svg:y="8.211cm"><draw:text-box><text:p text:style-name="P53"><text:span text:style-name="T10">datos </text:span></text:p><text:p text:style-name="P53"><text:span text:style-name="T10">de una </text:span></text:p><text:p text:style-name="P53"><text:span text:style-name="T10">cuenta </text:span></text:p><text:p text:style-name="P53"><text:span text:style-name="T10">imap</text:span></text:p></draw:text-box></draw:frame><draw:connector draw:style-name="gr25" draw:text-style-name="P52" svg:x1="4.17cm" svg:y1="9.211cm" svg:x2="3.17cm" svg:y2="10.71cm" draw:start-shape="id9" draw:start-glue-point="7" draw:end-shape="id5" draw:end-glue-point="1" svg:d="m4170 9211v1499h-1000"><text:p/></draw:connector><draw:connector draw:style-name="gr26" draw:text-style-name="P52" svg:x1="9.67cm" svg:y1="9.211cm" svg:x2="8.17cm" svg:y2="10.71cm" draw:start-shape="id10" draw:start-glue-point="7" draw:end-shape="id6" svg:d="m9670 9211v1499h-1500"><text:p/></draw:connector><draw:connector draw:style-name="gr27" draw:text-style-name="P52" svg:x1="12.67cm" svg:y1="9.211cm" svg:x2="14.169cm" svg:y2="10.71cm" draw:start-shape="id11" draw:start-glue-point="7" draw:end-shape="id7" draw:end-glue-point="3" svg:d="m12670 9211v1499h1499"><text:p/></draw:connector><draw:frame draw:style-name="gr28" draw:text-style-name="P54" svg:width="2.001cm" svg:height="1.47cm" svg:x="4.17cm" svg:y="10.279cm"><draw:text-box><text:p text:style-name="P53"><text:span text:style-name="T10">correo sgun el criterio</text:span></text:p></draw:text-box></draw:frame><draw:custom-shape draw:style-name="gr29" draw:text-style-name="P51" xml:id="id12" draw:id="id12" svg:width="4.5cm" svg:height="1.502cm" svg:x="5.17cm" svg:y="16.21cm"><text:p text:style-name="P50"><text:span text:style-name="T9">exim local</text:span></text:p><text:p text:style-name="P50"><text:span text:style-name="T9">(cola de entreg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0" draw:text-style-name="P52" svg:x1="1.919cm" svg:y1="11.212cm" svg:x2="5.17cm" svg:y2="16.961cm" draw:start-shape="id5" draw:start-glue-point="2" draw:end-shape="id12" draw:end-glue-point="5" svg:d="m1919 11212v5749h3251"><text:p/></draw:connector><draw:connector draw:style-name="gr31" draw:text-style-name="P52" svg:x1="6.92cm" svg:y1="11.212cm" svg:x2="7.421cm" svg:y2="16.211cm" draw:start-shape="id6" draw:start-glue-point="2" draw:end-shape="id12" draw:end-glue-point="4" svg:d="m6920 11212v2528h501v2471"><text:p/></draw:connector><draw:connector draw:style-name="gr32" draw:text-style-name="P52" svg:x1="15.42cm" svg:y1="11.212cm" svg:x2="9.67cm" svg:y2="16.961cm" draw:start-shape="id7" draw:start-glue-point="2" draw:end-shape="id12" draw:end-glue-point="7" svg:d="m15420 11212v5749h-5750"><text:p/></draw:connector><draw:frame draw:style-name="gr33" draw:text-style-name="P54" svg:width="2.001cm" svg:height="0.659cm" svg:x="2.17cm" svg:y="16.21cm"><draw:text-box><text:p text:style-name="P53"><text:span text:style-name="T10">correos</text:span></text:p></draw:text-box></draw:frame><draw:custom-shape draw:style-name="gr34" draw:text-style-name="P51" xml:id="id13" draw:id="id13" svg:width="2.5cm" svg:height="1.502cm" svg:x="6.17cm" svg:y="19.211cm"><text:p text:style-name="P50"><text:span text:style-name="T9">archiving</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onnector draw:style-name="gr35" draw:text-style-name="P52" svg:x1="7.421cm" svg:y1="17.712cm" svg:x2="7.421cm" svg:y2="19.212cm" draw:start-shape="id12" draw:start-glue-point="6" draw:end-shape="id13" draw:end-glue-point="5" svg:d="m7421 17712v1500"><text:p/></draw:connector><draw:frame draw:style-name="gr36" draw:text-style-name="P54" svg:width="2.001cm" svg:height="0.659cm" svg:x="7.669cm" svg:y="18.066cm"><draw:text-box><text:p text:style-name="P53"><text:span text:style-name="T10">correos</text:span></text:p></draw:text-box></draw:frame><draw:custom-shape draw:style-name="gr37" draw:text-style-name="P51" xml:id="id14" draw:id="id14" svg:width="2.001cm" svg:height="1.001cm" svg:x="10.67cm" svg:y="12.711cm"><text:p text:style-name="P50"><text:span text:style-name="T9">smtp</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8" draw:text-style-name="P52" svg:x1="1.919cm" svg:y1="11.212cm" svg:x2="10.67cm" svg:y2="13.213cm" draw:start-shape="id5" draw:start-glue-point="2" draw:end-shape="id14" draw:end-glue-point="5" svg:d="m1919 11212v2001h8751"><text:p/></draw:connector><draw:connector draw:style-name="gr39" draw:text-style-name="P52" svg:x1="6.92cm" svg:y1="11.212cm" svg:x2="11.67cm" svg:y2="12.712cm" draw:start-shape="id6" draw:start-glue-point="2" draw:end-shape="id14" svg:d="m6920 11212v778h4750v722"><text:p/></draw:connector><draw:connector draw:style-name="gr40" draw:text-style-name="P52" svg:x1="15.42cm" svg:y1="11.212cm" svg:x2="12.67cm" svg:y2="13.213cm" draw:start-shape="id7" draw:start-glue-point="2" draw:end-shape="id14" draw:end-glue-point="7" svg:d="m15420 11212v2001h-2750"><text:p/></draw:connector><draw:frame draw:style-name="gr41" draw:text-style-name="P54" svg:width="4.5cm" svg:height="1.1cm" svg:x="2.17cm" svg:y="13.212cm"><draw:text-box><text:p text:style-name="P53"><text:span text:style-name="T10">informe de errores</text:span></text:p><text:p text:style-name="P53"><text:span text:style-name="T10">de la sesion imap</text:span></text:p></draw:text-box></draw:frame><draw:custom-shape draw:style-name="gr42" draw:text-style-name="P52" svg:width="0.5cm" svg:height="0.502cm" svg:x="8.17cm" svg:y="5.211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43" draw:text-style-name="P52" svg:width="0.502cm" svg:height="0.502cm" svg:x="9.67cm" svg:y="5.211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44" draw:text-style-name="P52" svg:width="0.5cm" svg:height="0.502cm" svg:x="11.171cm" svg:y="5.211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45" draw:text-style-name="P52" svg:width="0.5cm" svg:height="0.502cm" svg:x="12.67cm" svg:y="5.211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46" draw:text-style-name="P54" svg:width="2.001cm" svg:height="0.659cm" svg:x="10.171cm" svg:y="17.211cm"><draw:text-box><text:p text:style-name="P53"><text:span text:style-name="T10">correos</text:span></text:p></draw:text-box></draw:frame><draw:frame draw:style-name="gr47" draw:text-style-name="P54" svg:width="2.001cm" svg:height="0.659cm" svg:x="7.669cm" svg:y="15.212cm"><draw:text-box><text:p text:style-name="P53"><text:span text:style-name="T10">correos</text:span></text:p></draw:text-box></draw:frame></draw:g></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text:p>
      <text:h text:style-name="Heading_20_3" text:outline-level="3"><text:span text:style-name="T5">2.3.2 Archivos de configuración.</text:span></text:h>
      <text:p text:style-name="Text_20_body"><text:span text:style-name="T5"><text:tab/>Todo el subsistema de de descarga del correo de las cuentas de imap, se basa en un conjunto de macros durante el despliegue. Por lo cual todas la opciones de configuración dependen de un conjunto de macros que se definen en distintos cookbooks. Mas abajo se presentan todas la opciones disponibles y en que parte.</text:span></text:p>
      <text:p text:style-name="Text_20_body"><text:span text:style-name="T5">Desde el cookbook imap_connector. El archivo de atributos.</text:span></text:p>
      <text:p text:style-name="P35"><text:span text:style-name="T8"># Atributos relativos a configuracion del conector IMAP</text:span></text:p>
      <text:p text:style-name="P35"><text:span text:style-name="T8"># Numero de host para el journal de usuarios [disable|0..&lt;cant_servers&gt;]</text:span></text:p>
      <text:p text:style-name="P35"><text:span text:style-name="T8"># Host del sistema de archivado.</text:span></text:p>
      <text:p text:style-name="P35"><text:span text:style-name="T8">default[:spamina][:imapconnector][:IMAP_CONNECTOR_SMTP_HOST] = "submission.cea"</text:span></text:p>
      <text:p text:style-name="P35"><text:span text:style-name="T8"># Puerto del sistema de archivado.</text:span></text:p>
      <text:p text:style-name="P35"><text:span text:style-name="T8">default[:spamina][:imapconnector][:IMAP_CONNECTOR_SMTP_PORT] = "587"</text:span></text:p>
      <text:p text:style-name="P35"><text:span text:style-name="T8"/></text:p>
      <text:p text:style-name="P35"><text:span text:style-name="T8"># === Exim ===</text:span></text:p>
      <text:p text:style-name="P35"><text:span text:style-name="T8"># Directorio spool de exim</text:span></text:p>
      <text:p text:style-name="P35"><text:span text:style-name="T8">default[:spamina][:imapconnector][:EXIM_SPOOL_DIR] = "/opt/exim/spool"</text:span></text:p>
      <text:p text:style-name="P35"><text:span text:style-name="T8"/></text:p>
      <text:p text:style-name="P35"><text:span text:style-name="T8"># Directorio para los logs de exim</text:span></text:p>
      <text:p text:style-name="P35"><text:span text:style-name="T8">default[:spamina][:imapconnector][:EXIM_LOG_DIR] = "/opt/exim/log"</text:span></text:p>
      <text:p text:style-name="P35"><text:span text:style-name="T8"/></text:p>
      <text:p text:style-name="P35"><text:span text:style-name="T8"># Configuraciones de exim</text:span></text:p>
      <text:p text:style-name="P35"><text:span text:style-name="T8">default[:spamina][:imapconnector][:EXIM_CONF_DIR] = "/opt/exim/conf"</text:span></text:p>
      <text:p text:style-name="P35"><text:span text:style-name="T8"/></text:p>
      <text:p text:style-name="P35"><text:span text:style-name="T8"># Puerto donde se pone a escuchar exim</text:span></text:p>
      <text:p text:style-name="P35"><text:span text:style-name="T8">default[:spamina][:imapconnector][:EXIM_PORT] = "2525"</text:span></text:p>
      <text:p text:style-name="P35"><text:span text:style-name="T8"/></text:p>
      <text:p text:style-name="P35"><text:span text:style-name="T8">default[:spamina][:imapconnector][:EXIM_POSTMASTER] = "root"</text:span></text:p>
      <text:p text:style-name="P35"><text:span text:style-name="T8"/></text:p>
      <text:p text:style-name="P35"><text:span text:style-name="T8">default[:spamina][:imapconnector][:EXIM_USER] = "Debian-exim"</text:span></text:p>
      <text:p text:style-name="P35"><text:span text:style-name="T8">default[:spamina][:imapconnector][:EXIM_GROUP] = "Debian-exim"</text:span></text:p>
      <text:p text:style-name="P35"><text:span text:style-name="T8"/></text:p>
      <text:p text:style-name="P35"><text:span text:style-name="T8"># Una interface en la que escucha exim.</text:span></text:p>
      <text:p text:style-name="P35"><text:span text:style-name="T8"># Deberia normalmente estar en 127.0.0.1 para el reenvio</text:span></text:p>
      <text:p text:style-name="P35"><text:span text:style-name="T8"># del correo, por razones de seguridad. Exim actua como un</text:span></text:p>
      <text:p text:style-name="P35"><text:span text:style-name="T8"># buffer del correo y asume NO estar expuesto a internet,</text:span></text:p>
      <text:p text:style-name="P35"><text:span text:style-name="T8"># no hace chequeos de ningun tipo ni validaciones de headers.</text:span></text:p>
      <text:p text:style-name="P35"><text:span text:style-name="T8">default[:spamina][:imapconnector][:EXIM_INTERFACE] = "127.0.0.1"</text:span></text:p>
      <text:p text:style-name="P35"><text:span text:style-name="T8"/></text:p>
      <text:p text:style-name="P35"><text:span text:style-name="T8"># Direcccion de correo a donde se va enviar tanto el reporte de errores de una </text:span></text:p>
      <text:p text:style-name="P35"><text:span text:style-name="T8"># sesion, como el aviso de problemas en forma directa </text:span></text:p>
      <text:p text:style-name="P35"><text:span text:style-name="T8"># (perl hace de cliente smtp, sin pasar por el exim local)</text:span></text:p>
      <text:p text:style-name="P35"><text:span text:style-name="T8">default[:spamina][:imapconnector][:ERRORS_TO] = "postmaster@spamina.com.ar"</text:span></text:p>
      <text:p text:style-name="P35"><text:span text:style-name="T8"/></text:p>
      <text:p text:style-name="P35"><text:span text:style-name="T8"># Mail from que se va usar cuando se entrega el correo al smtp del archiving</text:span></text:p>
      <text:p text:style-name="P35"><text:span text:style-name="T8">default[:spamina][:imapconnector][:IC_MAIL_FROM] = "imapconnector@spamina.com.ar"</text:span></text:p>
      <text:p text:style-name="P35"><text:span text:style-name="T8"/></text:p>
      <text:p text:style-name="P35"><text:span text:style-name="T8"># El mail fom que se usa cuando el correo es enviado directamente desde perl</text:span></text:p>
      <text:p text:style-name="P35"><text:span text:style-name="T8"># sin pasar por el exim local. Para los casos cuando no este corriendo el exim local</text:span></text:p>
      <text:p text:style-name="P35"><text:span text:style-name="T8">default[:spamina][:imapconnector][:IC_INTERNAL_MAIL_FROM] = "imapconnector@spamina.com.ar"</text:span></text:p>
      <text:p text:style-name="P35"><text:span text:style-name="T8"/></text:p>
      <text:p text:style-name="P35"><text:span text:style-name="T8">#datos para configurar el log del conector</text:span></text:p>
      <text:p text:style-name="P35"><text:span text:style-name="T8">default[:spamina][:imapconnector][:LOGFILE] = "/var/log/ic.log"</text:span></text:p>
      <text:p text:style-name="P35"><text:span text:style-name="T8"># 0 - sin logs</text:span></text:p>
      <text:p text:style-name="P35"><text:span text:style-name="T8"># 1 - solo logs del conector</text:span></text:p>
      <text:p text:style-name="P35"><text:span text:style-name="T8"># 2 - nivel 1 mas los datos del protocolo imap</text:span></text:p>
      <text:p text:style-name="P35"><text:span text:style-name="T8">default[:spamina][:imapconnector][:LOGLEVEL] = "1"</text:span></text:p>
      <text:p text:style-name="P35"><text:span text:style-name="T8"/></text:p>
      <text:p text:style-name="P35"><text:span text:style-name="T8"># directorio donde instalar el modulo de perl</text:span></text:p>
      <text:p text:style-name="P35"><text:span text:style-name="T8">default[:spamina][:imapconnector][:PERLMODULE_DIR] = "/opt/ic/perl"</text:span></text:p>
      <text:p text:style-name="P35"><text:span text:style-name="T8"/></text:p>
      <text:p text:style-name="P35"><text:span text:style-name="T8"># header que es insertado por cada bcc parseado del reporte del journal</text:span></text:p>
      <text:p text:style-name="P35"><text:span text:style-name="T8">default[:spamina][:imapconnector][:XHEADER] = "X-Spamina-Bcc"</text:span></text:p>
      <text:p text:style-name="P35"><text:span text:style-name="T8"/></text:p>
      <text:p text:style-name="P35"><text:span text:style-name="T8"># === Imap daemon ===</text:span></text:p>
      <text:p text:style-name="P35"><text:soft-page-break/><text:span text:style-name="T8"># Cantidad de los hilos que se van a crear.</text:span></text:p>
      <text:p text:style-name="P35"><text:span text:style-name="T8">default[:spamina][:imapconnector][:IMAP_WORKERS] = "3"</text:span></text:p>
      <text:p text:style-name="P35"><text:span text:style-name="T8"/></text:p>
      <text:p text:style-name="P35"><text:span text:style-name="T8"># Tiempo de ejecucion para los hilos.</text:span></text:p>
      <text:p text:style-name="P35"><text:span text:style-name="T8"># es el timpo de ronda en el cual todos los hilos deben terminar.</text:span></text:p>
      <text:p text:style-name="P35"><text:span text:style-name="T8"># Tiempo expresado en segundos.</text:span></text:p>
      <text:p text:style-name="P35"><text:span text:style-name="T8">default[:spamina][:imapconnector][:POOL_CYCLE] = "600"</text:span></text:p>
      <text:p text:style-name="P35"><text:span text:style-name="T8"/></text:p>
      <text:p text:style-name="P35"><text:span text:style-name="T8"># Si los hilos no terminaron dentro de POOL_CYCLE volver a chequear </text:span></text:p>
      <text:p text:style-name="P35"><text:span text:style-name="T8"># por fianalizacion despue de POOL_CYCLE_RECHECK segundos.</text:span></text:p>
      <text:p text:style-name="P35"><text:span text:style-name="T8"># Tiempo expresado en segundos</text:span></text:p>
      <text:p text:style-name="P35"><text:span text:style-name="T8">default[:spamina][:imapconnector][:POOL_CYCLE_RECHECK] = "15"</text:span></text:p>
      <text:p text:style-name="P35"><text:span text:style-name="T8"/></text:p>
      <text:p text:style-name="P35"><text:span text:style-name="T8">default[:spamina][:imapconnector][:MYSQL_PORT] = "3306</text:span></text:p>
      <text:p text:style-name="Text_20_body"><text:span text:style-name="T5"/></text:p>
      <text:p text:style-name="Text_20_body"><text:span text:style-name="T5">Desde el cookbook common. La platilla del archivo common.conf.</text:span></text:p>
      <text:p text:style-name="P36"><text:span text:style-name="T8">#IMAP_CONNECTOR_SMTP_USER = (Usuario de autenticacion contra exim)</text:span></text:p>
      <text:p text:style-name="P36"><text:span text:style-name="T8">#IMAP_CONNECTOR_SMTP_PASSWORD = (Password de autenticacion contra exim)</text:span></text:p>
      <text:p text:style-name="P36"><text:span text:style-name="T8">#IMAP_CONNECTOR_LOCALPART_RCPTTO = (Local part para utilizar en el RCPT TO)</text:span></text:p>
      <text:p text:style-name="Text_20_body"><text:span text:style-name="T5"/></text:p>
      <text:p text:style-name="Text_20_body"><text:span text:style-name="T5">Desde el cookbook common. El archivo de atributos de mysql</text:span></text:p>
      <text:p text:style-name="P37"><text:span text:style-name="T8">default[:spamina][:mysql][:MYSQL_PYME_DB_NAME] = "scudomx"</text:span></text:p>
      <text:p text:style-name="P37"><text:span text:style-name="T8">default[:spamina][:mysql][:MYSQL_DB_HOST] = "mysql.db"</text:span></text:p>
      <text:p text:style-name="P37"><text:span text:style-name="T8">default[:spamina][:mysql][:MYSQL_DB_USER] = "root"</text:span></text:p>
      <text:p text:style-name="Text_20_body"><text:span text:style-name="T5"/></text:p>
      <text:h text:style-name="Heading_20_3" text:outline-level="3"><text:span text:style-name="T5">2.3.3 Los componentes.</text:span></text:h>
      <text:p text:style-name="Heading"><text:span text:style-name="T5">EXIM</text:span></text:p>
      <text:p text:style-name="Text_20_body"><text:span text:style-name="T5"><text:tab/>El exim que hace de cola intermedia se instala en el host donde correrá el Imap_daemon. Por defecto se instala en /opt/exim (llamemos lo &lt;raiz-exim&gt;). Durante el despliegue se instala el script del arranque (System V) exim-init el cual arrancara un exim alternativo que escuchara en el puerto 2525 (por defecto) para aceptar los mensajes desde imap-connector. El directorio raiz de exim tiene 3 subcarpetas conf, spool, log.</text:span></text:p>
      <text:p text:style-name="Text_20_body"><text:span text:style-name="T5">conf – almacena los archivos de configuración.</text:span></text:p>
      <text:p text:style-name="Text_20_body"><text:span text:style-name="T5">spool – es el almacén de los correos que se están entregando o quedaron trabados por algún motivo.</text:span></text:p>
      <text:p text:style-name="Text_20_body"><text:span text:style-name="T5">log – en ese directorio se almacena el log del exim para rastrear el funcionamiento del mismo.</text:span></text:p>
      <text:p text:style-name="Text_20_body"><text:span text:style-name="T5"/></text:p>
      <text:p text:style-name="Heading"><text:span text:style-name="T5">PERL</text:span></text:p>
      <text:p text:style-name="Text_20_body"><text:span text:style-name="T5"><text:tab/>La parte que se encarga de descargar el correo y entregarlo exim intermedio esta implementada en perl. Básicamente se tiene:</text:span></text:p>
      <text:p text:style-name="P38"><text:span text:style-name="T5">Imapconnector.conf.pl</text:span></text:p>
      <text:p text:style-name="P38"><text:span text:style-name="T5">Imapconnector.pm</text:span></text:p>
      <text:p text:style-name="P38"><text:span text:style-name="T5">Imap_daemon.pl</text:span></text:p>
      <text:p text:style-name="P38"><text:span text:style-name="T5">Imap_daemon</text:span></text:p>
      <text:p text:style-name="Text_20_body"><text:soft-page-break/><text:span text:style-name="T5"/></text:p>
      <text:p text:style-name="Text_20_body"><text:span text:style-name="T6">Imapconnector.pm</text:span><text:span text:style-name="T5"> implementa la clase Imapconnector que sigue los requerimientos capturados.</text:span></text:p>
      <text:p text:style-name="Text_20_body"><text:span text:style-name="T6">Imapconnector.conf.pl </text:span><text:span text:style-name="T5">define las configuraciones que son usadas por el Imapconnector, la construcción del mismo depende de muchas macros que están explicadas mas arriba</text:span></text:p>
      <text:p text:style-name="P34"><text:span text:style-name="T5">Imap_daemon.pl </text:span><text:span text:style-name="T7">es el demonio en si mismo, que hace de cliente de Imapconnector.pm se encarga de obtener los datos del servidor mysql y distribuirlos entre los hilos (workers)</text:span></text:p>
      <text:p text:style-name="P38"><text:span text:style-name="T6">Imap_daemon</text:span><text:span text:style-name="T5"> es el scritp del arranque (System V) que gestiona arranque y parada del </text:span><text:span text:style-name="T7">Imap_daemon.pl, es instalado durante el despliegue.</text:span></text:p>
      <text:p text:style-name="P38"><text:span text:style-name="T7"/></text:p>
      <text:p text:style-name="P38"><text:span text:style-name="T7"><text:tab/>La parte que merece ser mencionada son los logs del conector. Que permiten ver si hay problemas en la recuperación del correo o en el conector mismo. El archivo de logs es configurado por medio de macros. Y tiene 3 niveles de log.</text:span></text:p>
      <text:p text:style-name="P38"><text:span text:style-name="T7">0 – no hay logs.</text:span></text:p>
      <text:p text:style-name="P38"><text:span text:style-name="T7">1 – logear solo la actividad del conector</text:span></text:p>
      <text:p text:style-name="P38"><text:span text:style-name="T7">2 – logear <text:s/>la actividad del conector y todas las transacciones del protocolo imap</text:span></text:p>
      <text:p text:style-name="P38"><text:span text:style-name="T5"/></text:p>
      <text:list xml:id="list1499088361" text:continue-numbering="true" text:style-name="L1">
        <text:list-item>
          <text:list>
            <text:list-item>
              <text:h text:style-name="P43" text:outline-level="2">Diseño de aplicaciones de usuarios</text:h>
            </text:list-item>
            <text:list-item>
              <text:h text:style-name="P44" text:outline-level="2">Interfaz de usuario</text:h>
              <text:p text:style-name="P31">No aplica.</text:p>
            </text:list-item>
            <text:list-item>
              <text:h text:style-name="P44" text:outline-level="2">Diseño de Núcleo</text:h>
            </text:list-item>
          </text:list>
        </text:list-item>
      </text:list>
      <text:p text:style-name="P21">No aplica.</text:p>
      <text:list xml:id="list1030722508" text:continue-numbering="true" text:style-name="L1">
        <text:list-item>
          <text:list>
            <text:list-item>
              <text:h text:style-name="P43" text:outline-level="2">Interfaces FrontEnd-Núcleo</text:h>
            </text:list-item>
          </text:list>
        </text:list-item>
      </text:list>
      <text:p text:style-name="P23">No aplica.</text:p>
      <text:list xml:id="list1844937346" text:continue-numbering="true" text:style-name="L1">
        <text:list-item>
          <text:h text:style-name="P42" text:outline-level="1">Persistencia</text:h>
          <text:list>
            <text:list-item>
              <text:h text:style-name="P44" text:outline-level="2">LDAP</text:h>
            </text:list-item>
          </text:list>
        </text:list-item>
      </text:list>
      <text:p text:style-name="P24">No aplica.</text:p>
      <text:list xml:id="list626570348" text:continue-numbering="true" text:style-name="L1">
        <text:list-item>
          <text:list>
            <text:list-item>
              <text:h text:style-name="P44" text:outline-level="2">MySQL</text:h>
            </text:list-item>
          </text:list>
        </text:list-item>
      </text:list>
      <text:p text:style-name="P20">No aplica.</text:p>
      <text:list xml:id="list720840346" text:continue-numbering="true" text:style-name="L1">
        <text:list-item>
          <text:list>
            <text:list-item>
              <text:h text:style-name="P44" text:outline-level="2">PostgreSQL</text:h>
            </text:list-item>
          </text:list>
        </text:list-item>
      </text:list>
      <text:p text:style-name="P21">No aplica.</text:p>
      <text:list xml:id="list1542996792" text:continue-numbering="true" text:style-name="L1">
        <text:list-item>
          <text:list>
            <text:list-item>
              <text:h text:style-name="P44" text:outline-level="2"><text:soft-page-break/>Archivos</text:h>
            </text:list-item>
          </text:list>
        </text:list-item>
      </text:list>
      <text:list xml:id="list863931326" text:style-name="L4">
        <text:list-item>
          <text:p text:style-name="P32">Se requiere un actualizador que actualice la tabla services_x_entity de los servicios de firewall y archiving.</text:p>
        </text:list-item>
        <text:list-item>
          <text:p text:style-name="P32">Se requiere un actualizador que actualice la tabla services_x_license a partir de los codigos_productos.</text:p>
        </text:list-item>
      </text:list>
      <text:list xml:id="list192001788" text:continue-list="list1542996792" text:style-name="L1">
        <text:list-item>
          <text:list>
            <text:list-item>
              <text:h text:style-name="P44" text:outline-level="2"><text:reference-mark-start text:name="MongoDB"/>MongoDB<text:reference-mark-end text:name="MongoDB"/></text:h>
            </text:list-item>
          </text:list>
        </text:list-item>
      </text:list>
      <text:p text:style-name="P22">No apl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OpenSymbol" svg:font-family="OpenSymbol"/>
    <style:font-face style:name="ArialMT" svg:font-family="ArialMT" style:font-family-generic="swiss"/>
    <style:font-face style:name="Andale Mono" svg:font-family="'Andale Mono'" style:font-pitch="fixed"/>
    <style:font-face style:name="Courier New" svg:font-family="'Courier New'" style:font-adornments="Обычный" style:font-family-generic="modern" style:font-pitch="fixed"/>
    <style:font-face style:name="Loma" svg:font-family="Loma"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6.1000003814697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Sección " style:num-suffix=". " style:num-format="1">
        <style:list-level-properties/>
      </text:outline-level-style>
      <text:outline-level-style text:level="2" text:style-name="Numbering_20_Symbols"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11.001cm" svg:y="-0.148cm" svg:width="6.001cm" svg:height="1.21cm" draw:z-index="13"><draw:image xlink:href="Pictures/10000000000002A000000088FF1B2A8F.jpg" xlink:type="simple" xlink:show="embed" xlink:actuate="onLoad"/></draw:frame><draw:frame draw:style-name="Mfr1" draw:name="gráficos1" text:anchor-type="paragraph" svg:x="0.037cm" svg:y="0cm" svg:width="3.519cm" svg:height="1.111cm" draw:z-index="27"><draw:image xlink:href="Pictures/10000000000000850000002AC896F298.jpg" xlink:type="simple" xlink:show="embed" xlink:actuate="onLoad"/></draw:frame></text:p>
        <text:p text:style-name="Header"/>
      </style:header>
      <style:footer>
        <text:p text:style-name="MP2">Servicios / Página <text:page-number text:select-page="current">14</text:page-number> de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lt;Título doc&gt;</dc:title>
    <dc:subject>&lt;Nombre de Proyecto&gt;</dc:subject>
    <meta:creation-date>2009-05-13T12:27:14</meta:creation-date>
    <dc:date>2014-06-28T17:51:36</dc:date>
    <meta:print-date>2009-05-13T17:44:39</meta:print-date>
    <meta:editing-cycles>513</meta:editing-cycles>
    <meta:editing-duration>P9DT18H57M7S</meta:editing-duration>
    <meta:document-statistic meta:table-count="7" meta:image-count="2" meta:object-count="0" meta:page-count="14" meta:paragraph-count="292" meta:word-count="2094" meta:character-count="11923" meta:non-whitespace-character-count="11839"/>
    <meta:user-defined meta:name="Información 1"/>
    <meta:user-defined meta:name="Información 2"/>
    <meta:user-defined meta:name="Información 3"/>
    <meta:user-defined meta:name="Información 4"/>
  </office:meta>
</office:document-meta>
</file>